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EDA0E717EC00C937.png" manifest:media-type="image/png"/>
  <manifest:file-entry manifest:full-path="Pictures/10000201000002D800000290878C8BC9D477DB46.png" manifest:media-type="image/png"/>
  <manifest:file-entry manifest:full-path="Pictures/10000000000005A00000032A588535B498E9E53C.jpg" manifest:media-type="image/jpeg"/>
  <manifest:file-entry manifest:full-path="Pictures/10000000000007800000043835C07B64BBF21FDD.png" manifest:media-type="image/png"/>
  <manifest:file-entry manifest:full-path="Pictures/10000201000005A00000032A8AFE79E7D40A4F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Droid Sans" svg:font-family="'Droid Sans'"/>
    <style:font-face style:name="Source Sans Pro" svg:font-family="'Source Sans Pro'"/>
    <style:font-face style:name="Source Sans Pro Light" svg:font-family="'Source Sans Pro Light'"/>
    <style:font-face style:name="Avenir Roman" svg:font-family="'Avenir Roman'" style:font-pitch="variable"/>
    <style:font-face style:name="Myriad Pro" svg:font-family="'Myriad Pro'" style:font-pitch="variable"/>
    <style:font-face style:name="Myriad Pro Light" svg:font-family="'Myriad Pro Light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Default_5f_1">
      <style:graphic-properties draw:stroke="solid" svg:stroke-width="0.026cm" svg:stroke-color="#3aa8a0" draw:stroke-linejoin="round" draw:fill="none" draw:textarea-vertical-align="middle" draw:auto-grow-height="false" draw:fit-to-size="false" fo:min-height="1.197cm" fo:min-width="0cm" fo:padding-top="0.254cm" fo:padding-bottom="0.254cm" fo:padding-left="0.254cm" fo:padding-right="0.254cm" fo:wrap-option="wrap"/>
    </style:style>
    <style:style style:name="gr4" style:family="graphic" style:parent-style-name="Default_5f_1">
      <style:graphic-properties draw:stroke="solid" svg:stroke-width="0.026cm" svg:stroke-color="#3aa8a0" draw:stroke-linejoin="round" draw:fill="none" draw:textarea-vertical-align="middle" draw:auto-grow-height="false" draw:fit-to-size="false" fo:min-height="1.145cm" fo:min-width="0cm" fo:padding-top="0.254cm" fo:padding-bottom="0.254cm" fo:padding-left="0.254cm" fo:padding-right="0.254cm" fo:wrap-option="wrap"/>
    </style:style>
    <style:style style:name="gr5" style:family="graphic" style:parent-style-name="Default_5f_1">
      <style:graphic-properties draw:stroke="solid" svg:stroke-width="0.026cm" svg:stroke-color="#3aa8a0" draw:stroke-linejoin="round" draw:fill="none" draw:textarea-vertical-align="middle" draw:auto-grow-height="false" draw:fit-to-size="false" fo:min-height="3.269cm" fo:min-width="0cm" fo:padding-top="0.254cm" fo:padding-bottom="0.254cm" fo:padding-left="0.254cm" fo:padding-right="0.254cm" fo:wrap-option="wrap"/>
    </style:style>
    <style:style style:name="gr6" style:family="graphic" style:parent-style-name="Default_5f_1">
      <style:graphic-properties draw:stroke="solid" svg:stroke-width="0.026cm" svg:stroke-color="#3aa8a0" draw:stroke-linejoin="round" draw:fill="none" draw:textarea-vertical-align="middle" draw:auto-grow-height="false" draw:fit-to-size="false" fo:min-height="0.406cm" fo:min-width="0cm" fo:padding-top="0.254cm" fo:padding-bottom="0.254cm" fo:padding-left="0.254cm" fo:padding-right="0.254cm" fo:wrap-option="wrap"/>
    </style:style>
    <style:style style:name="gr7" style:family="graphic" style:parent-style-name="Default_5f_1">
      <style:graphic-properties draw:stroke="solid" svg:stroke-width="0.026cm" svg:stroke-color="#3aa8a0" draw:stroke-linejoin="round" draw:fill="none" draw:textarea-vertical-align="middle" draw:auto-grow-height="false" draw:fit-to-size="false" fo:min-height="0.136cm" fo:min-width="0cm" fo:padding-top="0.254cm" fo:padding-bottom="0.254cm" fo:padding-left="0.254cm" fo:padding-right="0.254cm" fo:wrap-option="wrap"/>
    </style:style>
    <style:style style:name="gr8" style:family="graphic" style:parent-style-name="Default_5f_1">
      <style:graphic-properties draw:stroke="solid" svg:stroke-width="0.026cm" svg:stroke-color="#3aa8a0" draw:stroke-linejoin="round" draw:fill="none" draw:textarea-vertical-align="middle" draw:auto-grow-height="false" draw:fit-to-size="false" fo:min-height="1.274cm" fo:min-width="0cm" fo:padding-top="0.254cm" fo:padding-bottom="0.254cm" fo:padding-left="0.254cm" fo:padding-right="0.254cm" fo:wrap-option="wrap"/>
    </style:style>
    <style:style style:name="gr9" style:family="graphic" style:parent-style-name="Default_5f_1">
      <style:graphic-properties draw:stroke="solid" svg:stroke-width="0.026cm" svg:stroke-color="#3aa8a0" draw:stroke-linejoin="round" draw:fill="none" draw:textarea-vertical-align="middle" draw:auto-grow-height="false" draw:fit-to-size="false" fo:min-height="0.132cm" fo:min-width="0cm" fo:padding-top="0.254cm" fo:padding-bottom="0.254cm" fo:padding-left="0.254cm" fo:padding-right="0.254cm" fo:wrap-option="wrap"/>
    </style:style>
    <style:style style:name="gr10" style:family="graphic" style:parent-style-name="Default_5f_1">
      <style:graphic-properties draw:stroke="solid" svg:stroke-width="0.026cm" svg:stroke-color="#3aa8a0" draw:stroke-linejoin="round" draw:fill="none" draw:textarea-vertical-align="middle" draw:auto-grow-height="false" draw:fit-to-size="false" fo:min-height="0.632cm" fo:min-width="0cm" fo:padding-top="0.254cm" fo:padding-bottom="0.254cm" fo:padding-left="0.254cm" fo:padding-right="0.254cm" fo:wrap-option="wrap"/>
    </style:style>
    <style:style style:name="gr11" style:family="graphic" style:parent-style-name="Default_5f_1">
      <style:graphic-properties draw:stroke="solid" svg:stroke-width="0.026cm" svg:stroke-color="#3aa8a0" draw:stroke-linejoin="round" draw:fill="none" draw:textarea-vertical-align="middle" draw:auto-grow-height="false" draw:fit-to-size="false" fo:min-height="0.64cm" fo:min-width="0cm" fo:padding-top="0.254cm" fo:padding-bottom="0.254cm" fo:padding-left="0.254cm" fo:padding-right="0.254cm" fo:wrap-option="wrap"/>
    </style:style>
    <style:style style:name="gr12" style:family="graphic" style:parent-style-name="Default_5f_1">
      <style:graphic-properties draw:stroke="solid" svg:stroke-width="0.026cm" svg:stroke-color="#3aa8a0" draw:stroke-linejoin="round" draw:fill="none" draw:textarea-vertical-align="middle" draw:auto-grow-height="false" draw:fit-to-size="false" fo:min-height="0.68cm" fo:min-width="0cm" fo:padding-top="0.254cm" fo:padding-bottom="0.254cm" fo:padding-left="0.254cm" fo:padding-right="0.254cm" fo:wrap-option="wrap"/>
    </style:style>
    <style:style style:name="gr13" style:family="graphic" style:parent-style-name="Default_5f_1">
      <style:graphic-properties draw:stroke="solid" svg:stroke-width="0.026cm" svg:stroke-color="#3aa8a0" draw:stroke-linejoin="round" draw:fill="none" draw:textarea-vertical-align="middle" draw:auto-grow-height="false" draw:fit-to-size="false" fo:min-height="0.004cm" fo:min-width="0cm" fo:padding-top="0.254cm" fo:padding-bottom="0.254cm" fo:padding-left="0.254cm" fo:padding-right="0.254cm" fo:wrap-option="wrap"/>
    </style:style>
    <style:style style:name="gr14" style:family="graphic" style:parent-style-name="Default_5f_1">
      <style:graphic-properties draw:stroke="solid" svg:stroke-width="0.026cm" svg:stroke-color="#3aa8a0" draw:stroke-linejoin="round" draw:fill="none" draw:textarea-vertical-align="middle" draw:auto-grow-height="false" draw:fit-to-size="false" fo:min-height="2.723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3aa8a0" draw:stroke-linejoin="round" draw:fill="none" draw:textarea-vertical-align="middle" draw:auto-grow-height="false" draw:fit-to-size="false" fo:min-height="2.723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3aa8a0" draw:stroke-linejoin="round" draw:fill="none" draw:textarea-vertical-align="middle" draw:auto-grow-height="false" draw:fit-to-size="false" fo:min-height="6.457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26cm" svg:stroke-color="#3aa8a0" draw:stroke-linejoin="round" draw:fill="none" draw:textarea-vertical-align="middle" draw:auto-grow-height="false" draw:fit-to-size="false" fo:min-height="0.004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026cm" svg:stroke-color="#3aa8a0" draw:stroke-linejoin="round" draw:fill="none" draw:textarea-vertical-align="middle" draw:auto-grow-height="false" draw:fit-to-size="false" fo:min-height="4.06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26cm" svg:stroke-color="#3aa8a0" draw:stroke-linejoin="round" draw:fill="none" draw:textarea-vertical-align="middle" draw:auto-grow-height="false" draw:fit-to-size="false" fo:min-height="5.716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26cm" svg:stroke-color="#3aa8a0" draw:stroke-linejoin="round" draw:fill="none" draw:textarea-vertical-align="middle" draw:auto-grow-height="false" draw:fit-to-size="false" fo:min-height="5.087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26cm" svg:stroke-color="#3aa8a0" draw:stroke-linejoin="round" draw:fill="none" draw:textarea-vertical-align="middle" draw:auto-grow-height="false" draw:fit-to-size="false" fo:min-height="3.54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solid" svg:stroke-width="0.026cm" svg:stroke-color="#3aa8a0" draw:stroke-linejoin="round" draw:fill="none" draw:textarea-vertical-align="middle" draw:auto-grow-height="false" draw:fit-to-size="false" fo:min-height="0.533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solid" svg:stroke-width="0.026cm" svg:stroke-color="#3aa8a0" draw:stroke-linejoin="round" draw:fill="none" draw:textarea-vertical-align="middle" draw:auto-grow-height="false" draw:fit-to-size="false" fo:min-height="0.568cm" fo:min-width="0cm" fo:padding-top="0.254cm" fo:padding-bottom="0.254cm" fo:padding-left="0.254cm" fo:padding-right="0.254cm" fo:wrap-option="wrap"/>
    </style:style>
    <style:style style:name="pr1" style:family="presentation" style:parent-style-name="Default-notes">
      <style:graphic-properties draw:fill-color="#ffffff" draw:auto-grow-height="true" fo:min-height="11.43cm"/>
    </style:style>
    <style:style style:name="pr2" style:family="presentation" style:parent-style-name="Title3-title">
      <style:graphic-properties draw:stroke="none" svg:stroke-width="0cm" draw:fill="none" draw:textarea-vertical-align="middle" draw:auto-grow-height="false" draw:fit-to-size="false" fo:min-height="3.181cm" fo:padding-top="0.254cm" fo:padding-bottom="0.254cm" fo:padding-left="0.254cm" fo:padding-right="0.254cm" fo:wrap-option="wrap"/>
    </style:style>
    <style:style style:name="pr3" style:family="presentation" style:parent-style-name="Title3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4" style:family="presentation" style:parent-style-name="Title3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3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le3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Title3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Title3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2-notes">
      <style:graphic-properties draw:fill-color="#ffffff" draw:auto-grow-height="true" fo:min-height="11.43cm"/>
    </style:style>
    <style:style style:name="P1" style:family="paragraph">
      <style:paragraph-properties fo:text-align="start"/>
      <style:text-properties style:font-name="Liberation Sans1" fo:font-size="21pt"/>
    </style:style>
    <style:style style:name="P2" style:family="paragraph">
      <style:paragraph-properties fo:margin-left="0cm" fo:margin-right="0cm" fo:line-height="100%" fo:text-align="start" fo:text-indent="0cm" style:line-break="strict"/>
      <style:text-properties style:font-name="Liberation Sans1" fo:font-size="21pt"/>
    </style:style>
    <style:style style:name="P3" style:family="paragraph">
      <style:paragraph-properties fo:margin-left="0cm" fo:margin-right="0cm" fo:text-align="start" fo:text-indent="0cm" style:line-break="strict"/>
      <style:text-properties style:font-name="Liberation Sans1" fo:font-size="21pt"/>
    </style:style>
    <style:style style:name="P4" style:family="paragraph">
      <loext:graphic-properties draw:fill="none" draw:fill-color="#ffffff"/>
      <style:paragraph-properties fo:margin-left="0cm" fo:margin-right="0cm" fo:text-align="start" fo:text-indent="0cm" style:line-break="strict" style:writing-mode="lr-tb" style:font-independent-line-spacing="true"/>
      <style:text-properties style:font-name="Liberation Sans1" fo:font-size="21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212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start"/>
      <style:text-properties fo:font-size="18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18pt" style:font-size-asian="14pt" style:font-size-complex="14pt"/>
    </style:style>
    <style:style style:name="P12" style:family="paragraph">
      <style:paragraph-properties fo:margin-left="0.635cm" fo:margin-right="0cm" fo:margin-top="0cm" fo:margin-bottom="0cm" fo:line-height="100%" fo:text-align="start" fo:text-indent="-0.14cm" style:writing-mode="lr-tb">
        <style:tab-stops>
          <style:tab-stop style:position="0cm"/>
        </style:tab-stops>
      </style:paragraph-properties>
      <style:text-properties fo:font-size="22pt" style:font-size-asian="22pt" style:font-size-complex="22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.635cm" fo:margin-right="0cm" fo:margin-top="0cm" fo:margin-bottom="0cm" fo:line-height="100%" fo:text-align="start" fo:text-indent="-0.14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6" style:family="paragraph">
      <style:paragraph-properties fo:margin-top="0cm" fo:margin-bottom="0cm" fo:line-height="100%" fo:text-align="start" style:writing-mode="lr-tb"/>
      <style:text-properties fo:font-size="18pt" style:font-size-asian="14pt" style:font-size-complex="14pt"/>
    </style:style>
    <style:style style:name="P1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8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.635cm" fo:margin-right="0cm" fo:margin-top="0cm" fo:margin-bottom="0cm" fo:line-height="100%" fo:text-align="start" fo:text-indent="-0.634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22" style:family="paragraph">
      <loext:graphic-properties draw:fill-color="#ffffff"/>
      <style:text-properties fo:font-size="2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iberation Sans1" fo:font-size="48pt" fo:letter-spacing="normal" fo:language="en" fo:country="US" fo:font-style="normal" style:text-underline-style="none" fo:font-weight="normal" style:font-name-asian="Source Sans Pro" style:font-size-asian="48pt" style:language-asian="en" style:country-asian="US" style:font-style-asian="normal" style:font-weight-asian="normal" style:font-name-complex="Source Sans Pro" style:font-size-complex="48pt" style:language-complex="en" style:country-complex="US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iberation Sans1" fo:font-size="30pt" fo:letter-spacing="normal" fo:language="en" fo:country="US" fo:font-style="normal" style:text-underline-style="none" fo:font-weight="normal" style:font-name-asian="Source Sans Pro Light" style:font-size-asian="30pt" style:language-asian="en" style:country-asian="US" style:font-style-asian="normal" style:font-weight-asian="normal" style:font-name-complex="Source Sans Pro Light" style:font-size-complex="30pt" style:language-complex="en" style:country-complex="US" style:font-style-complex="normal" style:font-weight-complex="normal"/>
    </style:style>
    <style:style style:name="T3" style:family="text">
      <style:text-properties style:font-name="Liberation Sans1" fo:language="en" fo:country="US" style:font-name-asian="Myriad Pro" style:language-asian="en" style:country-asian="US" style:font-name-complex="Myriad Pro" style:language-complex="en" style:country-complex="US"/>
    </style:style>
    <style:style style:name="T4" style:family="text">
      <style:text-properties fo:color="#17375e" style:font-name="Liberation Sans1" fo:font-size="13pt" fo:language="en" fo:country="US" style:font-name-asian="Myriad Pro" style:font-size-asian="13pt" style:language-asian="en" style:country-asian="US" style:font-name-complex="Myriad Pro" style:font-size-complex="13pt" style:language-complex="en" style:country-complex="US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Liberation Sans1" fo:font-size="18pt" fo:letter-spacing="normal" fo:language="en" fo:country="US" fo:font-style="normal" style:text-underline-style="none" fo:font-weight="normal" style:font-name-asian="Source Sans Pro" style:font-size-asian="18pt" style:language-asian="en" style:country-asian="US" style:font-style-asian="normal" style:font-weight-asian="normal" style:font-name-complex="Source Sans Pro" style:font-size-complex="18pt" style:language-complex="en" style:country-complex="US" style:font-style-complex="normal" style:font-weight-complex="normal"/>
    </style:style>
    <style:style style:name="T6" style:family="text">
      <style:text-properties style:font-name="Liberation Sans1" fo:font-size="16pt" fo:language="en" fo:country="US" style:font-size-asian="16pt" style:language-asian="en" style:country-asian="US" style:font-size-complex="16pt" style:language-complex="en" style:country-complex="US"/>
    </style:style>
    <style:style style:name="T7" style:family="text">
      <style:text-properties fo:font-variant="normal" fo:text-transform="none" fo:color="#1177a5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variant="normal" fo:text-transform="none" fo:color="#47494a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roid Sans" style:font-size-asian="20pt" style:font-style-asian="normal" style:font-weight-asian="normal" style:font-name-complex="Droid Sans" style:font-size-complex="20pt" style:font-style-complex="normal" style:font-weight-complex="normal"/>
    </style:style>
    <style:style style:name="T10" style:family="text">
      <style:text-properties fo:font-variant="normal" fo:text-transform="none" fo:color="#47494a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roid Sans" style:font-size-asian="20pt" style:font-style-asian="normal" style:font-weight-asian="bold" style:font-name-complex="Droid Sans" style:font-size-complex="20pt" style:font-style-complex="normal" style:font-weight-complex="bold"/>
    </style:style>
    <style:style style:name="T11" style:family="text">
      <style:text-properties fo:font-variant="normal" fo:text-transform="none" fo:color="#47494a" style:text-line-through-style="none" style:text-line-through-type="none" style:text-position="0% 100%" style:font-name="Source Sans Pro Light" fo:font-size="18pt" fo:letter-spacing="normal" fo:font-style="normal" style:text-underline-style="none" fo:font-weight="normal" style:font-name-asian="Source Sans Pro Light" style:font-size-asian="18pt" style:font-style-asian="normal" style:font-weight-asian="normal" style:font-name-complex="Source Sans Pro Light" style:font-size-complex="18pt" style:font-style-complex="normal" style:font-weight-complex="normal"/>
    </style:style>
    <style:style style:name="T12" style:family="text">
      <style:text-properties fo:font-variant="normal" fo:text-transform="none" fo:color="#47494a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Courier New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13" style:family="text">
      <style:text-properties fo:font-variant="normal" fo:text-transform="none" fo:color="#47494a" style:text-line-through-style="none" style:text-line-through-type="none" style:text-position="0% 100%" style:font-name="Courier New" fo:font-size="16pt" fo:letter-spacing="normal" fo:font-style="normal" style:text-underline-style="none" fo:font-weight="normal" style:font-name-asian="Courier New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14" style:family="text">
      <style:text-properties fo:font-variant="normal" fo:text-transform="none" fo:color="#47494a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roid Sans" style:font-size-asian="18pt" style:font-style-asian="normal" style:font-weight-asian="normal" style:font-name-complex="Droid Sans" style:font-size-complex="18pt" style:font-style-complex="normal" style:font-weight-complex="normal"/>
    </style:style>
    <style:style style:name="T15" style:family="text">
      <style:text-properties fo:font-variant="normal" fo:text-transform="none" fo:color="#47494a" style:text-line-through-style="none" style:text-line-through-type="none" style:text-position="0% 100%" style:font-name="Arial1" fo:font-size="18pt" fo:letter-spacing="normal" fo:font-style="normal" style:text-underline-style="none" fo:font-weight="bold" style:font-name-asian="Droid Sans" style:font-size-asian="18pt" style:font-style-asian="normal" style:font-weight-asian="bold" style:font-name-complex="Droid Sans" style:font-size-complex="18pt" style:font-style-complex="normal" style:font-weight-complex="bold"/>
    </style:style>
    <style:style style:name="T16" style:family="text">
      <style:text-properties fo:font-variant="normal" fo:text-transform="none" fo:color="#47494a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Source Sans Pro Light" style:font-size-asian="18pt" style:font-style-asian="normal" style:font-weight-asian="normal" style:font-name-complex="Source Sans Pro Light" style:font-size-complex="18pt" style:font-style-complex="normal" style:font-weight-complex="normal"/>
    </style:style>
    <style:style style:name="T17" style:family="text">
      <style:text-properties fo:font-variant="normal" fo:text-transform="none" fo:color="#47494a" style:text-line-through-style="none" style:text-line-through-type="none" style:text-position="0% 100%" style:font-name="Droid Sans" fo:font-size="28pt" fo:letter-spacing="normal" fo:font-style="normal" style:text-underline-style="none" fo:font-weight="normal" style:font-name-asian="Droid Sans" style:font-size-asian="28pt" style:font-style-asian="normal" style:font-weight-asian="normal" style:font-name-complex="Droid Sans" style:font-size-complex="28pt" style:font-style-complex="normal" style:font-weight-complex="normal"/>
    </style:style>
    <style:style style:name="T18" style:family="text">
      <style:text-properties fo:font-variant="normal" fo:text-transform="none" fo:color="#47494a" style:text-line-through-style="none" style:text-line-through-type="none" style:text-position="0% 100%" style:font-name="Courier New" fo:font-size="21pt" fo:letter-spacing="normal" fo:font-style="normal" style:text-underline-style="none" fo:font-weight="normal" style:font-name-asian="Courier New" style:font-size-asian="21pt" style:font-style-asian="normal" style:font-weight-asian="normal" style:font-name-complex="Courier New" style:font-size-complex="21pt" style:font-style-complex="normal" style:font-weight-complex="normal"/>
    </style:style>
    <style:style style:name="T19" style:family="text">
      <style:text-properties fo:font-variant="normal" fo:text-transform="none" fo:color="#47494a" style:text-line-through-style="none" style:text-line-through-type="none" style:text-position="0% 100%" style:font-name="Courier New" fo:font-size="21pt" fo:letter-spacing="normal" fo:font-style="normal" style:text-underline-style="none" fo:font-weight="bold" style:font-name-asian="Courier New" style:font-size-asian="21pt" style:font-style-asian="normal" style:font-weight-asian="bold" style:font-name-complex="Courier New" style:font-size-complex="21pt" style:font-style-complex="normal" style:font-weight-complex="bold"/>
    </style:style>
    <style:style style:name="T20" style:family="text">
      <style:text-properties fo:font-variant="normal" fo:text-transform="none" fo:color="#47494a" style:text-line-through-style="none" style:text-line-through-type="none" style:text-position="0% 100%" style:font-name="Courier New" fo:font-size="18pt" fo:letter-spacing="normal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21" style:family="text">
      <style:text-properties fo:font-variant="normal" fo:text-transform="none" fo:color="#47494a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22" style:family="text">
      <style:text-properties fo:font-variant="normal" fo:text-transform="none" fo:color="#47494a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23" style:family="text">
      <style:text-properties fo:font-variant="normal" fo:text-transform="none" fo:color="#47494a" style:text-line-through-style="none" style:text-line-through-type="none" style:text-position="0% 100%" style:font-name="Courier New" fo:font-size="14pt" fo:letter-spacing="normal" fo:font-style="normal" style:text-underline-style="none" fo:font-weight="bold" style:font-name-asian="Courier New" style:font-size-asian="14pt" style:font-style-asian="normal" style:font-weight-asian="bold" style:font-name-complex="Courier New" style:font-size-complex="14pt" style:font-style-complex="normal" style:font-weight-complex="bold"/>
    </style:style>
    <style:style style:name="T24" style:family="text">
      <style:text-properties fo:font-variant="normal" fo:text-transform="none" fo:color="#d75c47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25" style:family="text">
      <style:text-properties fo:font-variant="normal" fo:text-transform="none" fo:color="#47494a" style:text-line-through-style="none" style:text-line-through-type="none" style:text-position="0% 100%" style:font-name="Droid Sans" fo:font-size="28pt" fo:letter-spacing="normal" fo:font-style="normal" style:text-underline-style="none" fo:font-weight="bold" style:font-name-asian="Droid Sans" style:font-size-asian="28pt" style:font-style-asian="normal" style:font-weight-asian="bold" style:font-name-complex="Droid Sans" style:font-size-complex="28pt" style:font-style-complex="normal" style:font-weight-complex="bold"/>
    </style:style>
    <style:style style:name="T26" style:family="text">
      <style:text-properties fo:font-variant="normal" fo:text-transform="none" fo:color="#47494a" style:text-line-through-style="none" style:text-line-through-type="none" style:text-position="0% 100%" style:font-name="Source Sans Pro Light" fo:font-size="28pt" fo:letter-spacing="normal" fo:font-style="normal" style:text-underline-style="none" fo:font-weight="normal" style:font-name-asian="Source Sans Pro Light" style:font-size-asian="28pt" style:font-style-asian="normal" style:font-weight-asian="normal" style:font-name-complex="Source Sans Pro Light" style:font-size-complex="2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0.635cm" text:min-label-width="0.635cm"/>
        <style:text-properties style:font-name="Myriad Pro Light" fo:color="#ffffff" fo:font-size="100%"/>
      </text:list-level-style-bullet>
      <text:list-level-style-bullet text:level="3" text:bullet-char="•">
        <style:list-level-properties text:space-before="1.27cm" text:min-label-width="1.27cm"/>
        <style:text-properties style:font-name="Myriad Pro Light" fo:color="#ffffff" fo:font-size="100%"/>
      </text:list-level-style-bullet>
      <text:list-level-style-bullet text:level="4" text:bullet-char="•">
        <style:list-level-properties text:space-before="1.905cm" text:min-label-width="1.905cm"/>
        <style:text-properties style:font-name="Myriad Pro Light" fo:color="#ffffff" fo:font-size="100%"/>
      </text:list-level-style-bullet>
      <text:list-level-style-bullet text:level="5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6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7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8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9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10" text:bullet-char="•">
        <style:list-level-properties text:space-before="2.54cm" text:min-label-width="2.54cm"/>
        <style:text-properties style:font-name="Myriad Pro Light" fo:color="#ffffff" fo:font-size="100%"/>
      </text:list-level-style-bullet>
    </text:list-style>
    <text:list-style style:name="L2">
      <text:list-level-style-number text:level="1" style:num-format="">
        <style:list-level-properties/>
        <style:text-properties fo:color="#17375e" fo:font-size="100%"/>
      </text:list-level-style-number>
      <text:list-level-style-bullet text:level="2" text:bullet-char="•">
        <style:list-level-properties text:space-before="0.635cm" text:min-label-width="0.635cm"/>
        <style:text-properties style:font-name="Myriad Pro Light" fo:color="#ffffff" fo:font-size="100%"/>
      </text:list-level-style-bullet>
      <text:list-level-style-bullet text:level="3" text:bullet-char="•">
        <style:list-level-properties text:space-before="1.27cm" text:min-label-width="1.27cm"/>
        <style:text-properties style:font-name="Myriad Pro Light" fo:color="#ffffff" fo:font-size="100%"/>
      </text:list-level-style-bullet>
      <text:list-level-style-bullet text:level="4" text:bullet-char="•">
        <style:list-level-properties text:space-before="1.905cm" text:min-label-width="1.905cm"/>
        <style:text-properties style:font-name="Myriad Pro Light" fo:color="#ffffff" fo:font-size="100%"/>
      </text:list-level-style-bullet>
      <text:list-level-style-bullet text:level="5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6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7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8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9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10" text:bullet-char="•">
        <style:list-level-properties text:space-before="2.54cm" text:min-label-width="2.54cm"/>
        <style:text-properties style:font-name="Myriad Pro Light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771cm"/>
        <style:text-properties fo:font-family="Arial" style:font-pitch="variable" fo:color="#000000" fo:font-size="100%"/>
      </text:list-level-style-bullet>
      <text:list-level-style-bullet text:level="2" text:bullet-char="–">
        <style:list-level-properties text:space-before="1.27cm" text:min-label-width="0.736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 text:min-label-width="0.687cm"/>
        <style:text-properties fo:font-family="Arial" style:font-pitch="variable" fo:color="#000000" fo:font-size="100%"/>
      </text:list-level-style-bullet>
      <text:list-level-style-bullet text:level="4" text:bullet-char="–">
        <style:list-level-properties text:space-before="3.81cm" text:min-label-width="0.824cm"/>
        <style:text-properties fo:font-family="Arial" style:font-pitch="variable" fo:color="#000000" fo:font-size="100%"/>
      </text:list-level-style-bullet>
      <text:list-level-style-bullet text:level="5" text:bullet-char="»">
        <style:list-level-properties text:space-before="5.08cm" text:min-label-width="0.824cm"/>
        <style:text-properties fo:font-family="Arial" style:font-pitch="variable" fo:color="#000000" fo:font-size="100%"/>
      </text:list-level-style-bullet>
      <text:list-level-style-bullet text:level="6" text:bullet-char="»">
        <style:list-level-properties text:space-before="5.08cm" text:min-label-width="0.824cm"/>
        <style:text-properties fo:font-family="Arial" style:font-pitch="variable" fo:color="#000000" fo:font-size="100%"/>
      </text:list-level-style-bullet>
      <text:list-level-style-bullet text:level="7" text:bullet-char="»">
        <style:list-level-properties text:space-before="5.08cm" text:min-label-width="0.824cm"/>
        <style:text-properties fo:font-family="Arial" style:font-pitch="variable" fo:color="#000000" fo:font-size="100%"/>
      </text:list-level-style-bullet>
      <text:list-level-style-bullet text:level="8" text:bullet-char="»">
        <style:list-level-properties text:space-before="5.08cm" text:min-label-width="0.824cm"/>
        <style:text-properties fo:font-family="Arial" style:font-pitch="variable" fo:color="#000000" fo:font-size="100%"/>
      </text:list-level-style-bullet>
      <text:list-level-style-bullet text:level="9" text:bullet-char="»">
        <style:list-level-properties text:space-before="5.08cm" text:min-label-width="0.824cm"/>
        <style:text-properties fo:font-family="Arial" style:font-pitch="variable" fo:color="#000000" fo:font-size="100%"/>
      </text:list-level-style-bullet>
      <text:list-level-style-bullet text:level="10" text:bullet-char="»">
        <style:list-level-properties text:space-before="5.08cm" text:min-label-width="0.824cm"/>
        <style:text-properties fo:font-family="Arial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draw:custom-shape draw:name="Rectangle 1" draw:style-name="gr1" draw:text-style-name="P4" draw:layer="layout" svg:width="19.425cm" svg:height="9.062cm" svg:x="2.28cm" svg:y="2.752cm">
          <text:p text:style-name="P1"><text:span text:style-name="T1">What's upcoming to </text:span><text:span text:style-name="T1">OSGi</text:span></text:p>
          <text:p text:style-name="P1"><text:span text:style-name="T2">OSGi R7 Release is coming. Are you </text:span><text:span text:style-name="T2">ready?</text:span></text:p>
          <text:list text:style-name="L1">
            <text:list-header>
              <text:p text:style-name="P2"><text:span text:style-name="T3"/></text:p>
            </text:list-header>
          </text:list>
          <text:list text:style-name="L2">
            <text:list-header>
              <text:p text:style-name="P2"><text:span text:style-name="T4"/></text:p>
            </text:list-header>
          </text:list>
          <text:list text:style-name="L1">
            <text:list-header>
              <text:p text:style-name="P3"><text:span text:style-name="T5">Raymond Augé</text:span><text:span text:style-name="T6">, Sr. Software Architect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1" presentation:class="page"/>
          <draw:frame presentation:style-name="pr1" draw:text-style-name="P5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3 Module Layer" draw:style-name="dp3" draw:master-page-name="Title3">
        <draw:frame draw:name="Shape 73" presentation:style-name="pr2" draw:text-style-name="P7" draw:layer="layout" svg:width="18.749cm" svg:height="1.062cm" svg:x="1.559cm" svg:y="1.813cm" presentation:class="title" presentation:user-transformed="true">
          <draw:text-box>
            <text:p text:style-name="P6"><text:span text:style-name="T7">What is OSGi?</text:span></text:p>
          </draw:text-box>
        </draw:frame>
        <draw:frame draw:name="Shape 74" presentation:style-name="pr3" draw:text-style-name="P8" draw:layer="layout" svg:width="22.023cm" svg:height="9.002cm" svg:x="1.559cm" svg:y="3.626cm" presentation:class="outline" presentation:placeholder="true" presentation:user-transformed="true">
          <draw:text-box/>
        </draw:frame>
        <presentation:notes draw:style-name="dp4">
          <draw:page-thumbnail draw:name="Shape 69" draw:style-name="gr2" draw:layer="layout" svg:width="12.7cm" svg:height="9.525cm" svg:x="3.175cm" svg:y="1.904cm" draw:page-number="2" presentation:class="page"/>
          <draw:frame draw:name="Shape 70" presentation:style-name="pr4" draw:text-style-name="P9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71" presentation:style-name="pr5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3" draw:style-name="dp3" draw:master-page-name="Title3">
        <draw:frame draw:name="Shape 73" presentation:style-name="pr2" draw:text-style-name="P7" draw:layer="layout" svg:width="18.749cm" svg:height="1.062cm" svg:x="1.559cm" svg:y="1.813cm" presentation:class="title" presentation:user-transformed="true">
          <draw:text-box>
            <text:p text:style-name="P6"><text:span text:style-name="T7">3 Module Layer</text:span></text:p>
          </draw:text-box>
        </draw:frame>
        <draw:frame draw:name="Shape 74" presentation:style-name="pr3" draw:text-style-name="P8" draw:layer="layout" svg:width="22.023cm" svg:height="9.002cm" svg:x="1.559cm" svg:y="3.626cm" presentation:class="outline" presentation:user-transformed="true">
          <draw:text-box>
            <text:p text:style-name="P12"><text:span text:style-name="T9">New </text:span><text:span text:style-name="T10">Developers</text:span><text:span text:style-name="T9"> and </text:span><text:span text:style-name="T10">SCM</text:span><text:span text:style-name="T9"> metadata headers:</text:span></text:p>
            <text:p text:style-name="P12"><text:span text:style-name="T11"/></text:p>
            <text:p text:style-name="P12"><text:span text:style-name="T12">Bundle-Developers</text:span><text:span text:style-name="T13">:¬</text:span></text:p>
            <text:p text:style-name="P12"><text:span text:style-name="T13"><text:s text:c="2"/></text:span><text:span text:style-name="T13">raymond.auge;email=raymond.auge@liferay.com;¬</text:span></text:p>
            <text:p text:style-name="P12"><text:span text:style-name="T13"><text:s text:c="2"/></text:span><text:span text:style-name="T13">name="Raymond Augé"; organization="Liferay, Inc."</text:span></text:p>
            <text:p text:style-name="P12"><text:span text:style-name="T13"/></text:p>
            <text:p text:style-name="P12"><text:span text:style-name="T12">Bundle-SCM</text:span><text:span text:style-name="T13">: url=https://github.com/liferay/foo,¬</text:span></text:p>
            <text:p text:style-name="P12"><text:span text:style-name="T13"><text:s text:c="2"/></text:span><text:span text:style-name="T13">connection=scm:git:https://github.com/liferay/foo.git,¬</text:span></text:p>
            <text:p text:style-name="P12"><text:span text:style-name="T13"><text:s text:c="2"/></text:span><text:span text:style-name="T13">developerConnection=scm:git:git@github.com:liferay/foo.git</text:span></text:p>
          </draw:text-box>
        </draw:frame>
        <draw:custom-shape draw:name="Shape 75" draw:style-name="gr3" draw:text-style-name="P13" draw:layer="layout" svg:width="0.556cm" svg:height="1.789cm" svg:x="1.349cm" svg:y="5.757cm">
          <text:p/>
          <draw:enhanced-geometry draw:mirror-horizontal="false" draw:mirror-vertical="false" svg:viewBox="0 0 0 0" draw:text-areas="?f13 ?f14 ?f17 ?f15" draw:type="ooxml-leftBrace" draw:modifiers="26307 52465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76" draw:style-name="gr4" draw:text-style-name="P13" draw:layer="layout" svg:width="0.556cm" svg:height="1.789cm" svg:x="1.349cm" svg:y="8.434cm">
          <text:p/>
          <draw:enhanced-geometry draw:mirror-horizontal="false" draw:mirror-vertical="false" svg:viewBox="0 0 0 0" draw:text-areas="?f13 ?f14 ?f17 ?f15" draw:type="ooxml-leftBrace" draw:modifiers="42152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4">
          <draw:page-thumbnail draw:name="Shape 69" draw:style-name="gr2" draw:layer="layout" svg:width="12.7cm" svg:height="9.525cm" svg:x="3.175cm" svg:y="1.904cm" draw:page-number="3" presentation:class="page"/>
          <draw:frame draw:name="Shape 70" presentation:style-name="pr4" draw:text-style-name="P9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71" presentation:style-name="pr5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3 Module Layer - Tooling" draw:style-name="dp3" draw:master-page-name="Title3">
        <draw:frame draw:name="Shape 82" presentation:style-name="pr3" draw:text-style-name="P15" draw:layer="layout" svg:width="22.023cm" svg:height="9.002cm" svg:x="1.559cm" svg:y="3.626cm" presentation:class="outline" presentation:user-transformed="true">
          <draw:text-box>
            <text:p text:style-name="P14"><text:span text:style-name="T14">Manifest Annotations </text:span><text:span text:style-name="T15">build-time annotations</text:span><text:span text:style-name="T14"> designed to</text:span></text:p>
            <text:p text:style-name="P14"><text:span text:style-name="T14">ease metadata maintenance:</text:span></text:p>
            <text:p text:style-name="P14"><text:span text:style-name="T9"/></text:p>
            <text:p text:style-name="P14"><text:span text:style-name="T13">@</text:span><text:span text:style-name="T12">Header</text:span><text:span text:style-name="T13"> @Headers</text:span></text:p>
            <text:p text:style-name="P14"><text:span text:style-name="T13">@</text:span><text:span text:style-name="T12">Capability</text:span><text:span text:style-name="T13"> @Capabilities</text:span></text:p>
            <text:p text:style-name="P14"><text:span text:style-name="T13">@</text:span><text:span text:style-name="T12">Requirement</text:span><text:span text:style-name="T13"> @Requirements</text:span></text:p>
            <text:p text:style-name="P14"><text:span text:style-name="T13">@Attribute @Directive</text:span></text:p>
            <text:p text:style-name="P14"><text:span text:style-name="T13">@Requirement.Resolution @Requirement.Cardinality</text:span></text:p>
            <text:p text:style-name="P14"><text:span text:style-name="T13">@Export @Export.Substitution</text:span></text:p>
          </draw:text-box>
        </draw:frame>
        <draw:frame draw:name="Shape 83" presentation:style-name="pr2" draw:text-style-name="P7" draw:layer="layout" svg:width="18.749cm" svg:height="1.062cm" svg:x="1.559cm" svg:y="1.813cm" presentation:class="title" presentation:user-transformed="true">
          <draw:text-box>
            <text:p text:style-name="P6"><text:span text:style-name="T7">3 Module Layer - Tooling</text:span></text:p>
          </draw:text-box>
        </draw:frame>
        <draw:custom-shape draw:name="Shape 84" draw:style-name="gr5" draw:text-style-name="P13" draw:layer="layout" svg:width="0.645cm" svg:height="3.931cm" svg:x="1.261cm" svg:y="6.457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4">
          <draw:page-thumbnail draw:name="Shape 78" draw:style-name="gr2" draw:layer="layout" svg:width="12.7cm" svg:height="9.525cm" svg:x="3.175cm" svg:y="1.904cm" draw:page-number="4" presentation:class="page"/>
          <draw:frame draw:name="Shape 79" presentation:style-name="pr4" draw:text-style-name="P9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80" presentation:style-name="pr5" draw:text-style-name="P17" draw:layer="layout" svg:width="8.254cm" svg:height="1.273cm" svg:x="10.791cm" svg:y="24.126cm" presentation:class="page-number" presentation:user-transformed="true">
            <draw:text-box>
              <text:p text:style-name="P16"><text:span text:style-name="T8"><text:page-number>&lt;number&gt;</text:page-number></text:span></text:p>
            </draw:text-box>
          </draw:frame>
        </presentation:notes>
      </draw:page>
      <draw:page draw:name="page5" draw:style-name="dp3" draw:master-page-name="Title3">
        <draw:frame draw:name="Shape 73" presentation:style-name="pr2" draw:text-style-name="P7" draw:layer="layout" svg:width="18.749cm" svg:height="1.062cm" svg:x="1.559cm" svg:y="1.813cm" presentation:class="title" presentation:user-transformed="true">
          <draw:text-box>
            <text:p text:style-name="P6"><text:span text:style-name="T7">3 Module Layer</text:span></text:p>
          </draw:text-box>
        </draw:frame>
        <draw:frame draw:name="Shape 74" presentation:style-name="pr3" draw:text-style-name="P15" draw:layer="layout" svg:width="22.023cm" svg:height="9.002cm" svg:x="1.559cm" svg:y="3.626cm" presentation:class="outline" presentation:user-transformed="true">
          <draw:text-box>
            <text:p text:style-name="P14"><text:span text:style-name="T14">New </text:span><text:span text:style-name="T15">Developers</text:span><text:span text:style-name="T14"> and </text:span><text:span text:style-name="T15">SCM</text:span><text:span text:style-name="T14"> metadata headers:</text:span></text:p>
            <text:p text:style-name="P14"><text:span text:style-name="T16"/></text:p>
            <text:p text:style-name="P14"><text:span text:style-name="T12">Bundle-Developers</text:span><text:span text:style-name="T13">:¬</text:span></text:p>
            <text:p text:style-name="P14"><text:span text:style-name="T13"><text:s text:c="2"/></text:span><text:span text:style-name="T13">raymond.auge;email=raymond.auge@liferay.com;¬</text:span></text:p>
            <text:p text:style-name="P14"><text:span text:style-name="T13"><text:s text:c="2"/></text:span><text:span text:style-name="T13">name="Raymond Augé"; organization="Liferay, Inc."</text:span></text:p>
            <text:p text:style-name="P14"><text:span text:style-name="T13"/></text:p>
            <text:p text:style-name="P14"><text:span text:style-name="T12">Bundle-SCM</text:span><text:span text:style-name="T13">: url=https://github.com/liferay/foo,¬</text:span></text:p>
            <text:p text:style-name="P14"><text:span text:style-name="T13"><text:s text:c="2"/></text:span><text:span text:style-name="T13">connection=scm:git:https://github.com/liferay/foo.git,¬</text:span></text:p>
            <text:p text:style-name="P14"><text:span text:style-name="T13"><text:s text:c="2"/></text:span><text:span text:style-name="T13">developerConnection=scm:git:git@github.com:liferay/foo.git</text:span></text:p>
          </draw:text-box>
        </draw:frame>
        <draw:custom-shape draw:name="Shape 75" draw:style-name="gr3" draw:text-style-name="P13" draw:layer="layout" svg:width="0.556cm" svg:height="1.789cm" svg:x="1.349cm" svg:y="5.757cm">
          <text:p/>
          <draw:enhanced-geometry draw:mirror-horizontal="false" draw:mirror-vertical="false" svg:viewBox="0 0 0 0" draw:text-areas="?f13 ?f14 ?f17 ?f15" draw:type="ooxml-leftBrace" draw:modifiers="26307 52465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76" draw:style-name="gr4" draw:text-style-name="P13" draw:layer="layout" svg:width="0.556cm" svg:height="1.789cm" svg:x="1.349cm" svg:y="8.434cm">
          <text:p/>
          <draw:enhanced-geometry draw:mirror-horizontal="false" draw:mirror-vertical="false" svg:viewBox="0 0 0 0" draw:text-areas="?f13 ?f14 ?f17 ?f15" draw:type="ooxml-leftBrace" draw:modifiers="42152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4">
          <draw:page-thumbnail draw:name="Shape 69" draw:style-name="gr2" draw:layer="layout" svg:width="12.7cm" svg:height="9.525cm" svg:x="3.175cm" svg:y="1.904cm" draw:page-number="5" presentation:class="page"/>
          <draw:frame draw:name="Shape 70" presentation:style-name="pr4" draw:text-style-name="P9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71" presentation:style-name="pr5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101 Log Service" draw:style-name="dp3" draw:master-page-name="Title3">
        <draw:frame draw:name="Shape 100" presentation:style-name="pr3" draw:text-style-name="P15" draw:layer="layout" svg:width="22.023cm" svg:height="9.002cm" svg:x="1.559cm" svg:y="3.626cm" presentation:class="outline" presentation:user-transformed="true">
          <draw:text-box>
            <text:p text:style-name="P14"><text:span text:style-name="T14">Logger, LoggerFactory, LogLevel</text:span></text:p>
            <text:p text:style-name="P14"><text:span text:style-name="T17"/></text:p>
            <text:p text:style-name="P14"><text:span text:style-name="T18">@Reference</text:span></text:p>
            <text:p text:style-name="P14"><text:span text:style-name="T19">LoggerFactory</text:span><text:span text:style-name="T18"> loggerFactory;</text:span></text:p>
            <text:p text:style-name="P14"><text:span text:style-name="T18"/></text:p>
            <text:p text:style-name="P14"><text:span text:style-name="T18">Logger logger = </text:span><text:span text:style-name="T18">loggerFactory.getLogger(</text:span><text:span text:style-name="T19">Bar.class</text:span><text:span text:style-name="T18">);</text:span></text:p>
            <text:p text:style-name="P14"><text:span text:style-name="T18"/></text:p>
            <text:p text:style-name="P14"><text:span text:style-name="T18">logger.error(</text:span><text:span text:style-name="T19">“Seems {} has erred”, foo, </text:span><text:span text:style-name="T19">exception</text:span><text:span text:style-name="T18">);</text:span></text:p>
            <text:p text:style-name="P14"><text:span text:style-name="T18"/></text:p>
            <text:p text:style-name="P14"><text:span text:style-name="T18"/></text:p>
          </draw:text-box>
        </draw:frame>
        <draw:frame draw:name="Shape 101" presentation:style-name="pr2" draw:text-style-name="P7" draw:layer="layout" svg:width="18.749cm" svg:height="1.062cm" svg:x="1.559cm" svg:y="1.813cm" presentation:class="title" presentation:user-transformed="true">
          <draw:text-box>
            <text:p text:style-name="P6"><text:span text:style-name="T7">101 Log Service</text:span></text:p>
          </draw:text-box>
        </draw:frame>
        <draw:custom-shape draw:name="Shape 102" draw:style-name="gr6" draw:text-style-name="P13" draw:layer="layout" svg:width="0.645cm" svg:height="1.062cm" svg:x="1.261cm" svg:y="5.802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03" draw:style-name="gr7" draw:text-style-name="P13" draw:layer="layout" svg:width="0.645cm" svg:height="0.748cm" svg:x="1.261cm" svg:y="7.678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04" draw:style-name="gr7" draw:text-style-name="P13" draw:layer="layout" svg:width="0.645cm" svg:height="0.748cm" svg:x="1.261cm" svg:y="8.977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4">
          <draw:page-thumbnail draw:name="Shape 96" draw:style-name="gr2" draw:layer="layout" svg:width="12.7cm" svg:height="9.525cm" svg:x="3.175cm" svg:y="1.904cm" draw:page-number="6" presentation:class="page"/>
          <draw:frame draw:name="Shape 97" presentation:style-name="pr4" draw:text-style-name="P9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98" presentation:style-name="pr5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7" draw:style-name="dp3" draw:master-page-name="Title3">
        <draw:frame draw:name="Shape 100" presentation:style-name="pr3" draw:text-style-name="P15" draw:layer="layout" svg:width="22.023cm" svg:height="9.002cm" svg:x="1.559cm" svg:y="3.626cm" presentation:class="outline" presentation:user-transformed="true">
          <draw:text-box>
            <text:p text:style-name="P14"><text:span text:style-name="T14">Logger, LoggerFactory, LogLevel</text:span></text:p>
            <text:p text:style-name="P14"><text:span text:style-name="T14"/></text:p>
            <text:p text:style-name="P14"><text:span text:style-name="T18">@Reference</text:span></text:p>
            <text:p text:style-name="P14"><text:span text:style-name="T19">LoggerFactory</text:span><text:span text:style-name="T18"> loggerFactory;</text:span></text:p>
            <text:p text:style-name="P14"><text:span text:style-name="T18"/></text:p>
            <text:p text:style-name="P14"><text:span text:style-name="T18">Logger logger = </text:span><text:span text:style-name="T18">loggerFactory.getLogger(</text:span><text:span text:style-name="T19">Bar.class</text:span><text:span text:style-name="T18">);</text:span></text:p>
            <text:p text:style-name="P14"><text:span text:style-name="T18"/></text:p>
            <text:p text:style-name="P14"><text:span text:style-name="T18">logger.error(</text:span><text:span text:style-name="T19">“Seems {} has erred”, foo, </text:span><text:span text:style-name="T19">exception</text:span><text:span text:style-name="T18">);</text:span></text:p>
            <text:p text:style-name="P14"><text:span text:style-name="T18"/></text:p>
            <text:p text:style-name="P14"><text:span text:style-name="T18"/></text:p>
          </draw:text-box>
        </draw:frame>
        <draw:frame draw:name="Shape 101" presentation:style-name="pr2" draw:text-style-name="P7" draw:layer="layout" svg:width="18.749cm" svg:height="1.062cm" svg:x="1.559cm" svg:y="1.813cm" presentation:class="title" presentation:user-transformed="true">
          <draw:text-box>
            <text:p text:style-name="P6"><text:span text:style-name="T7">101 Log Service</text:span></text:p>
          </draw:text-box>
        </draw:frame>
        <draw:custom-shape draw:name="Shape 102" draw:style-name="gr6" draw:text-style-name="P13" draw:layer="layout" svg:width="0.645cm" svg:height="1.062cm" svg:x="1.261cm" svg:y="5.802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03" draw:style-name="gr7" draw:text-style-name="P13" draw:layer="layout" svg:width="0.645cm" svg:height="0.748cm" svg:x="1.261cm" svg:y="7.678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04" draw:style-name="gr7" draw:text-style-name="P13" draw:layer="layout" svg:width="0.645cm" svg:height="0.748cm" svg:x="1.261cm" svg:y="8.977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4">
          <draw:page-thumbnail draw:name="Shape 96" draw:style-name="gr2" draw:layer="layout" svg:width="12.7cm" svg:height="9.525cm" svg:x="3.175cm" svg:y="1.904cm" draw:page-number="7" presentation:class="page"/>
          <draw:frame draw:name="Shape 97" presentation:style-name="pr4" draw:text-style-name="P9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98" presentation:style-name="pr5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8" draw:style-name="dp3" draw:master-page-name="Title3">
        <draw:frame draw:name="Shape 100" presentation:style-name="pr3" draw:text-style-name="P15" draw:layer="layout" svg:width="22.023cm" svg:height="9.002cm" svg:x="1.559cm" svg:y="3.626cm" presentation:class="outline" presentation:user-transformed="true">
          <draw:text-box>
            <text:p text:style-name="P14"><text:span text:style-name="T14">Logger, LoggerFactory, LogLevel</text:span></text:p>
            <text:p text:style-name="P14"><text:span text:style-name="T17"/></text:p>
            <text:p text:style-name="P14"><text:span text:style-name="T18">@Reference</text:span></text:p>
            <text:p text:style-name="P14"><text:span text:style-name="T19">LoggerFactory</text:span><text:span text:style-name="T18"> loggerFactory;</text:span></text:p>
            <text:p text:style-name="P14"><text:span text:style-name="T18"/></text:p>
            <text:p text:style-name="P14"><text:span text:style-name="T18">Logger logger = </text:span><text:span text:style-name="T18">loggerFactory.getLogger(</text:span><text:span text:style-name="T19">Bar.class</text:span><text:span text:style-name="T18">);</text:span></text:p>
            <text:p text:style-name="P14"><text:span text:style-name="T18"/></text:p>
            <text:p text:style-name="P14"><text:span text:style-name="T18">logger.error(</text:span><text:span text:style-name="T19">“Seems {} has erred”, foo, </text:span><text:span text:style-name="T19">exception</text:span><text:span text:style-name="T18">);</text:span></text:p>
            <text:p text:style-name="P14"><text:span text:style-name="T18"/></text:p>
            <text:p text:style-name="P14"><text:span text:style-name="T18"/></text:p>
          </draw:text-box>
        </draw:frame>
        <draw:frame draw:name="Shape 101" presentation:style-name="pr2" draw:text-style-name="P7" draw:layer="layout" svg:width="18.749cm" svg:height="1.062cm" svg:x="1.559cm" svg:y="1.813cm" presentation:class="title" presentation:user-transformed="true">
          <draw:text-box>
            <text:p text:style-name="P6"><text:span text:style-name="T7">101 Log Service</text:span></text:p>
          </draw:text-box>
        </draw:frame>
        <draw:custom-shape draw:name="Shape 102" draw:style-name="gr6" draw:text-style-name="P13" draw:layer="layout" svg:width="0.645cm" svg:height="1.062cm" svg:x="1.261cm" svg:y="5.802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03" draw:style-name="gr7" draw:text-style-name="P13" draw:layer="layout" svg:width="0.645cm" svg:height="0.748cm" svg:x="1.261cm" svg:y="7.678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04" draw:style-name="gr7" draw:text-style-name="P13" draw:layer="layout" svg:width="0.645cm" svg:height="0.748cm" svg:x="1.261cm" svg:y="8.977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4">
          <draw:page-thumbnail draw:name="Shape 96" draw:style-name="gr2" draw:layer="layout" svg:width="12.7cm" svg:height="9.525cm" svg:x="3.175cm" svg:y="1.904cm" draw:page-number="8" presentation:class="page"/>
          <draw:frame draw:name="Shape 97" presentation:style-name="pr4" draw:text-style-name="P9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98" presentation:style-name="pr5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104 Configuration Admin Service" draw:style-name="dp3" draw:master-page-name="Title3">
        <draw:frame draw:name="Shape 128" presentation:style-name="pr3" draw:text-style-name="P15" draw:layer="layout" svg:width="22.023cm" svg:height="9.002cm" svg:x="1.559cm" svg:y="3.626cm" presentation:class="outline" presentation:user-transformed="true">
          <draw:text-box>
            <text:p text:style-name="P14"><text:span text:style-name="T14">Named factory instances, read-only, passive update,</text:span></text:p>
            <text:p text:style-name="P14"><text:span text:style-name="T14">pre-processed configurations</text:span></text:p>
            <text:p text:style-name="P14"><text:span text:style-name="T14"/></text:p>
            <text:p text:style-name="P14"><text:span text:style-name="T18">Configuration c = </text:span><text:span text:style-name="T18">configurationAdmin.getFactoryConfiguration(</text:span></text:p>
            <text:p text:style-name="P14"><text:span text:style-name="T18"><text:s text:c="4"/></text:span><text:span text:style-name="T18">factoryPid, </text:span><text:span text:style-name="T19">name</text:span><text:span text:style-name="T18">, “?”);</text:span></text:p>
            <text:p text:style-name="P14"><text:span text:style-name="T18">c.addAttributes(ConfigurationAttribute.</text:span><text:span text:style-name="T19">READ_ON</text:span><text:span text:style-name="T19">LY</text:span><text:span text:style-name="T18">);</text:span></text:p>
            <text:p text:style-name="P14"><text:span text:style-name="T18"/></text:p>
            <text:p text:style-name="P14"><text:span text:style-name="T18">c.</text:span><text:span text:style-name="T19">updateIfDifferent</text:span><text:span text:style-name="T18">(properties);</text:span></text:p>
            <text:p text:style-name="P14"><text:span text:style-name="T18"/></text:p>
            <text:p text:style-name="P14"><text:span text:style-name="T18">Dictionary&lt;String,Object&gt; d = </text:span><text:span text:style-name="T18">c.</text:span><text:span text:style-name="T19">getProcessedProperties</text:span><text:span text:style-name="T18">(</text:span></text:p>
            <text:p text:style-name="P14"><text:span text:style-name="T18"><text:s text:c="4"/></text:span><text:span text:style-name="T18">ServiceReference&lt;?&gt; reference);</text:span></text:p>
          </draw:text-box>
        </draw:frame>
        <draw:frame draw:name="Shape 129" presentation:style-name="pr2" draw:text-style-name="P7" draw:layer="layout" svg:width="18.749cm" svg:height="1.062cm" svg:x="1.559cm" svg:y="1.813cm" presentation:class="title" presentation:user-transformed="true">
          <draw:text-box>
            <text:p text:style-name="P6"><text:span text:style-name="T7">104 Configuration Admin Service</text:span></text:p>
          </draw:text-box>
        </draw:frame>
        <draw:custom-shape draw:name="Shape 130" draw:style-name="gr8" draw:text-style-name="P13" draw:layer="layout" svg:width="0.645cm" svg:height="1.936cm" svg:x="1.261cm" svg:y="6.608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31" draw:style-name="gr9" draw:text-style-name="P13" draw:layer="layout" svg:width="0.645cm" svg:height="0.744cm" svg:x="1.261cm" svg:y="9.236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32" draw:style-name="gr10" draw:text-style-name="P13" draw:layer="layout" svg:width="0.645cm" svg:height="1.294cm" svg:x="1.261cm" svg:y="10.565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4">
          <draw:page-thumbnail draw:name="Shape 124" draw:style-name="gr2" draw:layer="layout" svg:width="12.7cm" svg:height="9.525cm" svg:x="3.175cm" svg:y="1.904cm" draw:page-number="9" presentation:class="page"/>
          <draw:frame draw:name="Shape 125" presentation:style-name="pr4" draw:text-style-name="P9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126" presentation:style-name="pr5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112 Declarative Services" draw:style-name="dp3" draw:master-page-name="Title3">
        <draw:frame draw:name="Shape 138" presentation:style-name="pr3" draw:text-style-name="P15" draw:layer="layout" svg:width="22.023cm" svg:height="9.002cm" svg:x="1.559cm" svg:y="3.626cm" presentation:class="outline" presentation:user-transformed="true">
          <draw:text-box>
            <text:p text:style-name="P14"><text:span text:style-name="T14">Activation/constructor </text:span><text:span text:style-name="T15">injection</text:span></text:p>
            <text:p text:style-name="P14"><text:span text:style-name="T15">Logger</text:span><text:span text:style-name="T14"> support</text:span></text:p>
            <text:p text:style-name="P14"><text:span text:style-name="T14"/></text:p>
            <text:p text:style-name="P14"><text:span text:style-name="T18">@Activate</text:span><text:span text:style-name="T18"><text:line-break/></text:span><text:span text:style-name="T18">public Foo(</text:span><text:span text:style-name="T19">@Reference</text:span><text:span text:style-name="T18"> Bar bar) {...}</text:span></text:p>
            <text:p text:style-name="P14"><text:span text:style-name="T18"/></text:p>
            <text:p text:style-name="P14"><text:span text:style-name="T18">@Activate</text:span><text:span text:style-name="T18"><text:line-break/></text:span><text:span text:style-name="T18">void activate(Config config, </text:span><text:span text:style-name="T19">@Reference</text:span><text:span text:style-name="T18"> Bar </text:span><text:span text:style-name="T18">bar) {...}</text:span></text:p>
            <text:p text:style-name="P14"><text:span text:style-name="T18"/></text:p>
            <text:p text:style-name="P14"><text:span text:style-name="T18">@Reference</text:span></text:p>
            <text:p text:style-name="P14"><text:span text:style-name="T19">Logger</text:span><text:span text:style-name="T18"> logger;</text:span></text:p>
          </draw:text-box>
        </draw:frame>
        <draw:frame draw:name="Shape 139" presentation:style-name="pr2" draw:text-style-name="P7" draw:layer="layout" svg:width="18.749cm" svg:height="1.062cm" svg:x="1.559cm" svg:y="1.813cm" presentation:class="title" presentation:user-transformed="true">
          <draw:text-box>
            <text:p text:style-name="P6"><text:span text:style-name="T7">112 Declarative Services</text:span></text:p>
          </draw:text-box>
        </draw:frame>
        <draw:custom-shape draw:name="Shape 140" draw:style-name="gr11" draw:text-style-name="P13" draw:layer="layout" svg:width="0.645cm" svg:height="1.302cm" svg:x="1.261cm" svg:y="6.596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41" draw:style-name="gr11" draw:text-style-name="P13" draw:layer="layout" svg:width="0.645cm" svg:height="1.302cm" svg:x="1.261cm" svg:y="8.589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42" draw:style-name="gr11" draw:text-style-name="P13" draw:layer="layout" svg:width="0.645cm" svg:height="1.302cm" svg:x="1.261cm" svg:y="10.595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4">
          <draw:page-thumbnail draw:name="Shape 134" draw:style-name="gr2" draw:layer="layout" svg:width="12.7cm" svg:height="9.525cm" svg:x="3.175cm" svg:y="1.904cm" draw:page-number="10" presentation:class="page"/>
          <draw:frame draw:name="Shape 135" presentation:style-name="pr4" draw:text-style-name="P9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136" presentation:style-name="pr5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1" draw:style-name="dp3" draw:master-page-name="Title3">
        <draw:frame draw:name="Shape 138" presentation:style-name="pr3" draw:text-style-name="P15" draw:layer="layout" svg:width="22.023cm" svg:height="9.002cm" svg:x="1.559cm" svg:y="3.626cm" presentation:class="outline" presentation:user-transformed="true">
          <draw:text-box>
            <text:p text:style-name="P14"><text:span text:style-name="T14">Activation/constructor </text:span><text:span text:style-name="T15">injection</text:span></text:p>
            <text:p text:style-name="P14"><text:span text:style-name="T15">Logger</text:span><text:span text:style-name="T14"> support</text:span></text:p>
            <text:p text:style-name="P14"><text:span text:style-name="T14"/></text:p>
            <text:p text:style-name="P14"><text:span text:style-name="T18">@Activate</text:span><text:span text:style-name="T18"><text:line-break/></text:span><text:span text:style-name="T18">public Foo(</text:span><text:span text:style-name="T19">@Reference</text:span><text:span text:style-name="T18"> Bar bar) {...}</text:span></text:p>
            <text:p text:style-name="P14"><text:span text:style-name="T18"/></text:p>
            <text:p text:style-name="P14"><text:span text:style-name="T18">@Activate</text:span><text:span text:style-name="T18"><text:line-break/></text:span><text:span text:style-name="T18">void activate(Config config, </text:span><text:span text:style-name="T19">@Reference</text:span><text:span text:style-name="T18"> Bar </text:span><text:span text:style-name="T18">bar) {...}</text:span></text:p>
            <text:p text:style-name="P14"><text:span text:style-name="T18"/></text:p>
            <text:p text:style-name="P14"><text:span text:style-name="T18">@Reference</text:span></text:p>
            <text:p text:style-name="P14"><text:span text:style-name="T19">Logger</text:span><text:span text:style-name="T18"> logger;</text:span></text:p>
          </draw:text-box>
        </draw:frame>
        <draw:frame draw:name="Shape 139" presentation:style-name="pr2" draw:text-style-name="P7" draw:layer="layout" svg:width="18.749cm" svg:height="1.062cm" svg:x="1.559cm" svg:y="1.813cm" presentation:class="title" presentation:user-transformed="true">
          <draw:text-box>
            <text:p text:style-name="P6"><text:span text:style-name="T7">112 Declarative Services</text:span></text:p>
          </draw:text-box>
        </draw:frame>
        <draw:custom-shape draw:name="Shape 140" draw:style-name="gr11" draw:text-style-name="P13" draw:layer="layout" svg:width="0.645cm" svg:height="1.302cm" svg:x="1.261cm" svg:y="6.596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41" draw:style-name="gr11" draw:text-style-name="P13" draw:layer="layout" svg:width="0.645cm" svg:height="1.302cm" svg:x="1.261cm" svg:y="8.589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42" draw:style-name="gr11" draw:text-style-name="P13" draw:layer="layout" svg:width="0.645cm" svg:height="1.302cm" svg:x="1.261cm" svg:y="10.595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4">
          <draw:page-thumbnail draw:name="Shape 134" draw:style-name="gr2" draw:layer="layout" svg:width="12.7cm" svg:height="9.525cm" svg:x="3.175cm" svg:y="1.904cm" draw:page-number="11" presentation:class="page"/>
          <draw:frame draw:name="Shape 135" presentation:style-name="pr4" draw:text-style-name="P9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136" presentation:style-name="pr5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2" draw:style-name="dp3" draw:master-page-name="Title3">
        <draw:frame draw:name="Shape 138" presentation:style-name="pr3" draw:text-style-name="P15" draw:layer="layout" svg:width="22.023cm" svg:height="9.002cm" svg:x="1.559cm" svg:y="3.626cm" presentation:class="outline" presentation:user-transformed="true">
          <draw:text-box>
            <text:p text:style-name="P14"><text:span text:style-name="T14">Activation/constructor </text:span><text:span text:style-name="T15">injection</text:span></text:p>
            <text:p text:style-name="P14"><text:span text:style-name="T15">Logger</text:span><text:span text:style-name="T14"> support</text:span></text:p>
            <text:p text:style-name="P14"><text:span text:style-name="T14"/></text:p>
            <text:p text:style-name="P14"><text:span text:style-name="T18">@Activate</text:span><text:span text:style-name="T18"><text:line-break/></text:span><text:span text:style-name="T18">public Foo(</text:span><text:span text:style-name="T19">@Reference</text:span><text:span text:style-name="T18"> Bar bar) {...}</text:span></text:p>
            <text:p text:style-name="P14"><text:span text:style-name="T18"/></text:p>
            <text:p text:style-name="P14"><text:span text:style-name="T18">@Activate</text:span><text:span text:style-name="T18"><text:line-break/></text:span><text:span text:style-name="T18">void activate(Config config, </text:span><text:span text:style-name="T19">@Reference</text:span><text:span text:style-name="T18"> Bar </text:span><text:span text:style-name="T18">bar) {...}</text:span></text:p>
            <text:p text:style-name="P14"><text:span text:style-name="T18"/></text:p>
            <text:p text:style-name="P14"><text:span text:style-name="T18">@Reference</text:span></text:p>
            <text:p text:style-name="P14"><text:span text:style-name="T19">Logger</text:span><text:span text:style-name="T18"> logger;</text:span></text:p>
          </draw:text-box>
        </draw:frame>
        <draw:frame draw:name="Shape 139" presentation:style-name="pr2" draw:text-style-name="P7" draw:layer="layout" svg:width="18.749cm" svg:height="1.062cm" svg:x="1.559cm" svg:y="1.813cm" presentation:class="title" presentation:user-transformed="true">
          <draw:text-box>
            <text:p text:style-name="P6"><text:span text:style-name="T7">112 Declarative Services</text:span></text:p>
          </draw:text-box>
        </draw:frame>
        <draw:custom-shape draw:name="Shape 140" draw:style-name="gr11" draw:text-style-name="P13" draw:layer="layout" svg:width="0.645cm" svg:height="1.302cm" svg:x="1.261cm" svg:y="6.596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41" draw:style-name="gr11" draw:text-style-name="P13" draw:layer="layout" svg:width="0.645cm" svg:height="1.302cm" svg:x="1.261cm" svg:y="8.589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42" draw:style-name="gr11" draw:text-style-name="P13" draw:layer="layout" svg:width="0.645cm" svg:height="1.302cm" svg:x="1.261cm" svg:y="10.595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4">
          <draw:page-thumbnail draw:name="Shape 134" draw:style-name="gr2" draw:layer="layout" svg:width="12.7cm" svg:height="9.525cm" svg:x="3.175cm" svg:y="1.904cm" draw:page-number="12" presentation:class="page"/>
          <draw:frame draw:name="Shape 135" presentation:style-name="pr4" draw:text-style-name="P9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136" presentation:style-name="pr5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127 JPA Service" draw:style-name="dp3" draw:master-page-name="Title3">
        <draw:frame draw:name="Shape 166" presentation:style-name="pr3" draw:text-style-name="P15" draw:layer="layout" svg:width="22.023cm" svg:height="9.002cm" svg:x="1.559cm" svg:y="3.626cm" presentation:class="outline" presentation:user-transformed="true">
          <draw:text-box>
            <text:p text:style-name="P14"><text:span text:style-name="T14">Added support for </text:span><text:span text:style-name="T15">JPA 2.1</text:span></text:p>
            <text:p text:style-name="P14"><text:span text:style-name="T14">Standard configuration properties</text:span></text:p>
            <text:p text:style-name="P14"><text:span text:style-name="T14">Updated configuration lifecycle rules</text:span></text:p>
            <text:p text:style-name="P14"><text:span text:style-name="T14">New EntityManagerFactoryBuilder methods</text:span></text:p>
            <text:p text:style-name="P14"><text:span text:style-name="T14"/></text:p>
            <text:p text:style-name="P14"><text:span text:style-name="T18">String n = entityManagerFactoryBuilder</text:span></text:p>
            <text:p text:style-name="P14"><text:span text:style-name="T18"><text:s text:c="4"/></text:span><text:span text:style-name="T18">.</text:span><text:span text:style-name="T19">getPersistenceProviderName</text:span><text:span text:style-name="T18">();</text:span></text:p>
            <text:p text:style-name="P14"><text:span text:style-name="T18"/></text:p>
            <text:p text:style-name="P14"><text:span text:style-name="T18">Bundle b = entityManagerFactoryBuilder</text:span></text:p>
            <text:p text:style-name="P14"><text:span text:style-name="T18"><text:s text:c="4"/></text:span><text:span text:style-name="T18">.</text:span><text:span text:style-name="T19">getPersistenceProviderBundle</text:span><text:span text:style-name="T18">();</text:span></text:p>
          </draw:text-box>
        </draw:frame>
        <draw:frame draw:name="Shape 167" presentation:style-name="pr2" draw:text-style-name="P7" draw:layer="layout" svg:width="18.749cm" svg:height="1.062cm" svg:x="1.559cm" svg:y="1.813cm" presentation:class="title" presentation:user-transformed="true">
          <draw:text-box>
            <text:p text:style-name="P6"><text:span text:style-name="T7">127 JPA Service</text:span></text:p>
          </draw:text-box>
        </draw:frame>
        <draw:custom-shape draw:name="Shape 168" draw:style-name="gr12" draw:text-style-name="P13" draw:layer="layout" svg:width="0.645cm" svg:height="1.342cm" svg:x="1.261cm" svg:y="8.342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69" draw:style-name="gr12" draw:text-style-name="P13" draw:layer="layout" svg:width="0.645cm" svg:height="1.342cm" svg:x="1.261cm" svg:y="10.406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4">
          <draw:page-thumbnail draw:name="Shape 162" draw:style-name="gr2" draw:layer="layout" svg:width="12.7cm" svg:height="9.525cm" svg:x="3.175cm" svg:y="1.904cm" draw:page-number="13" presentation:class="page"/>
          <draw:frame draw:name="Shape 163" presentation:style-name="pr4" draw:text-style-name="P9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164" presentation:style-name="pr5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136 Resolver Service" draw:style-name="dp3" draw:master-page-name="Title3">
        <draw:frame draw:name="Shape 175" presentation:style-name="pr3" draw:text-style-name="P15" draw:layer="layout" svg:width="22.023cm" svg:height="9.002cm" svg:x="1.559cm" svg:y="3.626cm" presentation:class="outline" presentation:user-transformed="true">
          <draw:text-box>
            <text:p text:style-name="P14"><text:span text:style-name="T14">Define resolution of </text:span><text:span text:style-name="T15">fragments</text:span></text:p>
            <text:p text:style-name="P14"><text:span text:style-name="T14">Define </text:span><text:span text:style-name="T15">substitution</text:span><text:span text:style-name="T14"> wires</text:span></text:p>
            <text:p text:style-name="P14"><text:span text:style-name="T15">Cancelable</text:span><text:span text:style-name="T14"> resolution callback</text:span></text:p>
            <text:p text:style-name="P14"><text:span text:style-name="T14">Define </text:span><text:span text:style-name="T15">dynamic</text:span><text:span text:style-name="T14"> resolving</text:span></text:p>
            <text:p text:style-name="P14"><text:span text:style-name="T14"/></text:p>
            <text:p text:style-name="P14"><text:span text:style-name="T20">Collection&lt;Resource&gt; rs = </text:span><text:span text:style-name="T20">resolveContext.</text:span><text:span text:style-name="T21">findRelatedResources</text:span><text:span text:style-name="T20">(resource);</text:span></text:p>
            <text:p text:style-name="P14"><text:span text:style-name="T20"/></text:p>
            <text:p text:style-name="P14"><text:span text:style-name="T20">List&lt;Wire&gt; ws = </text:span><text:span text:style-name="T20">resolveContext.</text:span><text:span text:style-name="T21">getSubstitutionWires</text:span><text:span text:style-name="T20">(wiring);</text:span></text:p>
            <text:p text:style-name="P14"><text:span text:style-name="T20"/></text:p>
            <text:p text:style-name="P14"><text:span text:style-name="T20">resolveContext.</text:span><text:span text:style-name="T21">onCancel</text:span><text:span text:style-name="T20">(() -&gt; {/* do something */});</text:span></text:p>
            <text:p text:style-name="P14"><text:span text:style-name="T20"/></text:p>
            <text:p text:style-name="P14"><text:span text:style-name="T20">resolver.</text:span><text:span text:style-name="T21">resolveDynamic</text:span><text:span text:style-name="T20">(resolveContext, wiring, </text:span><text:span text:style-name="T20">requirement);</text:span></text:p>
          </draw:text-box>
        </draw:frame>
        <draw:frame draw:name="Shape 176" presentation:style-name="pr2" draw:text-style-name="P7" draw:layer="layout" svg:width="18.749cm" svg:height="1.062cm" svg:x="1.559cm" svg:y="1.813cm" presentation:class="title" presentation:user-transformed="true">
          <draw:text-box>
            <text:p text:style-name="P6"><text:span text:style-name="T7">136 Resolver Service</text:span></text:p>
          </draw:text-box>
        </draw:frame>
        <draw:custom-shape draw:name="Shape 177" draw:style-name="gr13" draw:text-style-name="P13" draw:layer="layout" svg:width="0.645cm" svg:height="0.594cm" svg:x="1.261cm" svg:y="8.125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78" draw:style-name="gr13" draw:text-style-name="P13" draw:layer="layout" svg:width="0.645cm" svg:height="0.594cm" svg:x="1.261cm" svg:y="9.236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79" draw:style-name="gr13" draw:text-style-name="P13" draw:layer="layout" svg:width="0.645cm" svg:height="0.594cm" svg:x="1.261cm" svg:y="10.477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180" draw:style-name="gr13" draw:text-style-name="P13" draw:layer="layout" svg:width="0.645cm" svg:height="0.594cm" svg:x="1.261cm" svg:y="11.589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4">
          <draw:page-thumbnail draw:name="Shape 171" draw:style-name="gr2" draw:layer="layout" svg:width="12.7cm" svg:height="9.525cm" svg:x="3.175cm" svg:y="1.904cm" draw:page-number="14" presentation:class="page"/>
          <draw:frame draw:name="Shape 172" presentation:style-name="pr4" draw:text-style-name="P9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173" presentation:style-name="pr5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140 Http Whiteboard" draw:style-name="dp3" draw:master-page-name="Title3">
        <draw:frame draw:name="Shape 186" presentation:style-name="pr3" draw:text-style-name="P15" draw:layer="layout" svg:width="22.023cm" svg:height="9.002cm" svg:x="1.559cm" svg:y="3.626cm" presentation:class="outline" presentation:user-transformed="true">
          <draw:text-box>
            <text:p text:style-name="P14"><text:span text:style-name="T14">Standard Component property types</text:span></text:p>
            <text:p text:style-name="P14"><text:span text:style-name="T15">Multipart</text:span><text:span text:style-name="T14"> support</text:span></text:p>
            <text:p text:style-name="P18"><text:span text:style-name="T14"/></text:p>
            <text:p text:style-name="P14"><text:span text:style-name="T18">@Component(</text:span></text:p>
            <text:p text:style-name="P14"><text:span text:style-name="T18"><text:s text:c="4"/></text:span><text:span text:style-name="T18">scope = ServiceScope.PROTOTYPE, service = </text:span><text:span text:style-name="T18">Servlet.class)</text:span></text:p>
            <text:p text:style-name="P14"><text:span text:style-name="T18">@</text:span><text:span text:style-name="T19">HttpWhiteboardServletPattern</text:span><text:span text:style-name="T18">("/as")</text:span></text:p>
            <text:p text:style-name="P14"><text:span text:style-name="T18">@</text:span><text:span text:style-name="T19">HttpWhiteboardServletMultipart</text:span><text:span text:style-name="T18">(maxFileSize = </text:span><text:span text:style-name="T18">10000)</text:span></text:p>
            <text:p text:style-name="P14"><text:span text:style-name="T18">class MyServlet extends HttpServlet {}</text:span></text:p>
          </draw:text-box>
        </draw:frame>
        <draw:frame draw:name="Shape 187" presentation:style-name="pr2" draw:text-style-name="P7" draw:layer="layout" svg:width="18.749cm" svg:height="1.062cm" svg:x="1.559cm" svg:y="1.813cm" presentation:class="title" presentation:user-transformed="true">
          <draw:text-box>
            <text:p text:style-name="P6"><text:span text:style-name="T7">140 Http Whiteboard</text:span></text:p>
          </draw:text-box>
        </draw:frame>
        <draw:custom-shape draw:name="Shape 188" draw:style-name="gr14" draw:text-style-name="P13" draw:layer="layout" svg:width="0.645cm" svg:height="3.385cm" svg:x="1.261cm" svg:y="6.567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4">
          <draw:page-thumbnail draw:name="Shape 182" draw:style-name="gr2" draw:layer="layout" svg:width="12.7cm" svg:height="9.525cm" svg:x="3.175cm" svg:y="1.904cm" draw:page-number="15" presentation:class="page"/>
          <draw:frame draw:name="Shape 183" presentation:style-name="pr4" draw:text-style-name="P9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184" presentation:style-name="pr5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6" draw:style-name="dp3" draw:master-page-name="Title3">
        <draw:frame draw:name="Shape 186" presentation:style-name="pr3" draw:text-style-name="P15" draw:layer="layout" svg:width="22.023cm" svg:height="9.002cm" svg:x="1.559cm" svg:y="3.626cm" presentation:class="outline" presentation:user-transformed="true">
          <draw:text-box>
            <text:p text:style-name="P14"><text:span text:style-name="T14">Standard Component property types</text:span></text:p>
            <text:p text:style-name="P14"><text:span text:style-name="T15">Multipart</text:span><text:span text:style-name="T14"> support</text:span></text:p>
            <text:p text:style-name="P18"><text:span text:style-name="T14"/></text:p>
            <text:p text:style-name="P14"><text:span text:style-name="T18">@Component(</text:span></text:p>
            <text:p text:style-name="P14"><text:span text:style-name="T18"><text:s text:c="4"/></text:span><text:span text:style-name="T18">scope = ServiceScope.PROTOTYPE, service = </text:span><text:span text:style-name="T18">Servlet.class)</text:span></text:p>
            <text:p text:style-name="P14"><text:span text:style-name="T18">@</text:span><text:span text:style-name="T19">HttpWhiteboardServletPattern</text:span><text:span text:style-name="T18">("/as")</text:span></text:p>
            <text:p text:style-name="P14"><text:span text:style-name="T18">@</text:span><text:span text:style-name="T19">HttpWhiteboardServletMultipart</text:span><text:span text:style-name="T18">(maxFileSize = </text:span><text:span text:style-name="T18">10000)</text:span></text:p>
            <text:p text:style-name="P14"><text:span text:style-name="T18">class MyServlet extends HttpServlet {}</text:span></text:p>
          </draw:text-box>
        </draw:frame>
        <draw:frame draw:name="Shape 187" presentation:style-name="pr2" draw:text-style-name="P7" draw:layer="layout" svg:width="18.749cm" svg:height="1.062cm" svg:x="1.559cm" svg:y="1.813cm" presentation:class="title" presentation:user-transformed="true">
          <draw:text-box>
            <text:p text:style-name="P6"><text:span text:style-name="T7">140 Http Whiteboard</text:span></text:p>
          </draw:text-box>
        </draw:frame>
        <draw:custom-shape draw:name="Shape 188" draw:style-name="gr15" draw:text-style-name="P13" draw:layer="layout" svg:width="0.645cm" svg:height="3.385cm" svg:x="1.261cm" svg:y="6.567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4">
          <draw:page-thumbnail draw:name="Shape 182" draw:style-name="gr2" draw:layer="layout" svg:width="12.7cm" svg:height="9.525cm" svg:x="3.175cm" svg:y="1.904cm" draw:page-number="16" presentation:class="page"/>
          <draw:frame draw:name="Shape 183" presentation:style-name="pr4" draw:text-style-name="P9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184" presentation:style-name="pr5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7" draw:style-name="dp3" draw:master-page-name="Title3">
        <draw:frame draw:name="Shape 186" presentation:style-name="pr3" draw:text-style-name="P15" draw:layer="layout" svg:width="22.023cm" svg:height="9.002cm" svg:x="1.559cm" svg:y="3.626cm" presentation:class="outline" presentation:user-transformed="true">
          <draw:text-box>
            <text:p text:style-name="P14"><text:span text:style-name="T14">Standard Component property types</text:span></text:p>
            <text:p text:style-name="P14"><text:span text:style-name="T15">Multipart</text:span><text:span text:style-name="T14"> support</text:span></text:p>
            <text:p text:style-name="P18"><text:span text:style-name="T14"/></text:p>
            <text:p text:style-name="P14"><text:span text:style-name="T18">@Component(</text:span></text:p>
            <text:p text:style-name="P14"><text:span text:style-name="T18"><text:s text:c="4"/></text:span><text:span text:style-name="T18">scope = ServiceScope.PROTOTYPE, service = </text:span><text:span text:style-name="T18">Servlet.class)</text:span></text:p>
            <text:p text:style-name="P14"><text:span text:style-name="T18">@</text:span><text:span text:style-name="T19">HttpWhiteboardServletPattern</text:span><text:span text:style-name="T18">("/as")</text:span></text:p>
            <text:p text:style-name="P14"><text:span text:style-name="T18">@</text:span><text:span text:style-name="T19">HttpWhiteboardServletMultipart</text:span><text:span text:style-name="T18">(maxFileSize = </text:span><text:span text:style-name="T18">10000)</text:span></text:p>
            <text:p text:style-name="P14"><text:span text:style-name="T18">class MyServlet extends HttpServlet {}</text:span></text:p>
          </draw:text-box>
        </draw:frame>
        <draw:frame draw:name="Shape 187" presentation:style-name="pr2" draw:text-style-name="P7" draw:layer="layout" svg:width="18.749cm" svg:height="1.062cm" svg:x="1.559cm" svg:y="1.813cm" presentation:class="title" presentation:user-transformed="true">
          <draw:text-box>
            <text:p text:style-name="P6"><text:span text:style-name="T7">140 Http Whiteboard</text:span></text:p>
          </draw:text-box>
        </draw:frame>
        <draw:custom-shape draw:name="Shape 188" draw:style-name="gr15" draw:text-style-name="P13" draw:layer="layout" svg:width="0.645cm" svg:height="3.385cm" svg:x="1.261cm" svg:y="6.567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4">
          <draw:page-thumbnail draw:name="Shape 182" draw:style-name="gr2" draw:layer="layout" svg:width="12.7cm" svg:height="9.525cm" svg:x="3.175cm" svg:y="1.904cm" draw:page-number="17" presentation:class="page"/>
          <draw:frame draw:name="Shape 183" presentation:style-name="pr4" draw:text-style-name="P9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184" presentation:style-name="pr5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147 Transaction Control Service *NEW*" draw:style-name="dp3" draw:master-page-name="Title3">
        <draw:frame draw:name="Shape 212" presentation:style-name="pr3" draw:text-style-name="P15" draw:layer="layout" svg:width="22.023cm" svg:height="9.002cm" svg:x="1.559cm" svg:y="3.626cm" presentation:class="outline" presentation:user-transformed="true">
          <draw:text-box>
            <text:p text:style-name="P14"><text:span text:style-name="T14">Portable, modular abstraction for Transaction lifecycle management</text:span></text:p>
            <text:p text:style-name="P14"><text:span text:style-name="T14">Allow different resource types to be easily used within a Transaction</text:span></text:p>
            <text:p text:style-name="P14"><text:span text:style-name="T14"/></text:p>
            <text:p text:style-name="P14"><text:span text:style-name="T22">final </text:span><text:span text:style-name="T23">TransactionControl</text:span><text:span text:style-name="T22"> tc;</text:span></text:p>
            <text:p text:style-name="P14"><text:span text:style-name="T22">final Connection connection;</text:span></text:p>
            <text:p text:style-name="P14"><text:span text:style-name="T22">@Activate public Messenger(</text:span></text:p>
            <text:p text:style-name="P14"><text:span text:style-name="T22"><text:s text:c="4"/></text:span><text:span text:style-name="T22">@Reference TransactionControl tc,</text:span></text:p>
            <text:p text:style-name="P14"><text:span text:style-name="T22"><text:s text:c="4"/></text:span><text:span text:style-name="T22">@Reference JDBCConnectionProvider provider) {</text:span></text:p>
            <text:p text:style-name="P14"><text:span text:style-name="T22"><text:s text:c="4"/></text:span><text:span text:style-name="T22">this.tc = tc;</text:span></text:p>
            <text:p text:style-name="P14"><text:span text:style-name="T22"><text:s text:c="4"/></text:span><text:span text:style-name="T22">this.connection = provider.</text:span><text:span text:style-name="T23">getResrouce</text:span><text:span text:style-name="T22">(control)</text:span></text:p>
            <text:p text:style-name="P14"><text:span text:style-name="T22">}</text:span></text:p>
            <text:p text:style-name="P14"><text:span text:style-name="T22">public void addMessage(String message) {</text:span></text:p>
            <text:p text:style-name="P14"><text:span text:style-name="T22"><text:s text:c="4"/></text:span><text:span text:style-name="T23">tc.required(() -&gt; { //start scope</text:span></text:p>
            <text:p text:style-name="P14"><text:span text:style-name="T22"><text:s text:c="8"/></text:span><text:span text:style-name="T22">PreparedStatement ps = connection.prepareStatement(</text:span></text:p>
            <text:p text:style-name="P14"><text:span text:style-name="T22"><text:s text:c="12"/></text:span><text:span text:style-name="T22">"Insert into MESSAGE values ( ? )");</text:span></text:p>
            <text:p text:style-name="P14"><text:span text:style-name="T22"><text:s text:c="8"/></text:span><text:span text:style-name="T22">ps.setString(1, message);</text:span></text:p>
            <text:p text:style-name="P14"><text:span text:style-name="T22"><text:s text:c="8"/></text:span><text:span text:style-name="T22">return ps.executeUpdate();</text:span></text:p>
            <text:p text:style-name="P14"><text:span text:style-name="T22"><text:s text:c="4"/></text:span><text:span text:style-name="T23">}); // end scope</text:span></text:p>
            <text:p text:style-name="P14"><text:span text:style-name="T22">}</text:span></text:p>
          </draw:text-box>
        </draw:frame>
        <draw:frame draw:name="Shape 213" presentation:style-name="pr2" draw:text-style-name="P7" draw:layer="layout" svg:width="18.749cm" svg:height="1.062cm" svg:x="1.559cm" svg:y="1.813cm" presentation:class="title" presentation:user-transformed="true">
          <draw:text-box>
            <text:p text:style-name="P6"><text:span text:style-name="T7">147 Transaction Control Service </text:span><text:span text:style-name="T24">*NEW*</text:span></text:p>
          </draw:text-box>
        </draw:frame>
        <draw:custom-shape draw:name="Shape 214" draw:style-name="gr16" draw:text-style-name="P13" draw:layer="layout" svg:width="0.645cm" svg:height="7.119cm" svg:x="1.261cm" svg:y="6.064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4">
          <draw:page-thumbnail draw:name="Shape 208" draw:style-name="gr2" draw:layer="layout" svg:width="12.7cm" svg:height="9.525cm" svg:x="3.175cm" svg:y="1.904cm" draw:page-number="18" presentation:class="page"/>
          <draw:frame draw:name="Shape 209" presentation:style-name="pr4" draw:text-style-name="P9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210" presentation:style-name="pr5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19" draw:style-name="dp3" draw:master-page-name="Title3">
        <draw:frame draw:name="Shape 212" presentation:style-name="pr3" draw:text-style-name="P15" draw:layer="layout" svg:width="22.023cm" svg:height="9.002cm" svg:x="1.559cm" svg:y="3.626cm" presentation:class="outline" presentation:user-transformed="true">
          <draw:text-box>
            <text:p text:style-name="P14"><text:span text:style-name="T14">Portable, modular abstraction for Transaction lifecycle management</text:span></text:p>
            <text:p text:style-name="P14"><text:span text:style-name="T14">Allow different resource types to be easily used within a Transaction</text:span></text:p>
            <text:p text:style-name="P14"><text:span text:style-name="T14"/></text:p>
            <text:p text:style-name="P14"><text:span text:style-name="T22">final </text:span><text:span text:style-name="T23">TransactionControl</text:span><text:span text:style-name="T22"> tc;</text:span></text:p>
            <text:p text:style-name="P14"><text:span text:style-name="T22">final Connection connection;</text:span></text:p>
            <text:p text:style-name="P14"><text:span text:style-name="T22">@Activate public Messenger(</text:span></text:p>
            <text:p text:style-name="P14"><text:span text:style-name="T22"><text:s text:c="4"/></text:span><text:span text:style-name="T22">@Reference TransactionControl tc,</text:span></text:p>
            <text:p text:style-name="P14"><text:span text:style-name="T22"><text:s text:c="4"/></text:span><text:span text:style-name="T22">@Reference JDBCConnectionProvider provider) {</text:span></text:p>
            <text:p text:style-name="P14"><text:span text:style-name="T22"><text:s text:c="4"/></text:span><text:span text:style-name="T22">this.tc = tc;</text:span></text:p>
            <text:p text:style-name="P14"><text:span text:style-name="T22"><text:s text:c="4"/></text:span><text:span text:style-name="T22">this.connection = provider.</text:span><text:span text:style-name="T23">getResrouce</text:span><text:span text:style-name="T22">(control)</text:span></text:p>
            <text:p text:style-name="P14"><text:span text:style-name="T22">}</text:span></text:p>
            <text:p text:style-name="P14"><text:span text:style-name="T22">public void addMessage(String message) {</text:span></text:p>
            <text:p text:style-name="P14"><text:span text:style-name="T22"><text:s text:c="4"/></text:span><text:span text:style-name="T23">tc.required(() -&gt; { //start scope</text:span></text:p>
            <text:p text:style-name="P14"><text:span text:style-name="T22"><text:s text:c="8"/></text:span><text:span text:style-name="T22">PreparedStatement ps = connection.prepareStatement(</text:span></text:p>
            <text:p text:style-name="P14"><text:span text:style-name="T22"><text:s text:c="12"/></text:span><text:span text:style-name="T22">"Insert into MESSAGE values ( ? )");</text:span></text:p>
            <text:p text:style-name="P14"><text:span text:style-name="T22"><text:s text:c="8"/></text:span><text:span text:style-name="T22">ps.setString(1, message);</text:span></text:p>
            <text:p text:style-name="P14"><text:span text:style-name="T22"><text:s text:c="8"/></text:span><text:span text:style-name="T22">return ps.executeUpdate();</text:span></text:p>
            <text:p text:style-name="P14"><text:span text:style-name="T22"><text:s text:c="4"/></text:span><text:span text:style-name="T23">}); // end scope</text:span></text:p>
            <text:p text:style-name="P14"><text:span text:style-name="T22">}</text:span></text:p>
          </draw:text-box>
        </draw:frame>
        <draw:frame draw:name="Shape 213" presentation:style-name="pr2" draw:text-style-name="P7" draw:layer="layout" svg:width="18.749cm" svg:height="1.062cm" svg:x="1.559cm" svg:y="1.813cm" presentation:class="title" presentation:user-transformed="true">
          <draw:text-box>
            <text:p text:style-name="P6"><text:span text:style-name="T7">147 Transaction Control Service </text:span><text:span text:style-name="T24">*NEW*</text:span></text:p>
          </draw:text-box>
        </draw:frame>
        <draw:custom-shape draw:name="Shape 214" draw:style-name="gr16" draw:text-style-name="P13" draw:layer="layout" svg:width="0.645cm" svg:height="7.119cm" svg:x="1.261cm" svg:y="6.064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4">
          <draw:page-thumbnail draw:name="Shape 208" draw:style-name="gr2" draw:layer="layout" svg:width="12.7cm" svg:height="9.525cm" svg:x="3.175cm" svg:y="1.904cm" draw:page-number="19" presentation:class="page"/>
          <draw:frame draw:name="Shape 209" presentation:style-name="pr4" draw:text-style-name="P9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210" presentation:style-name="pr5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148 Cluster Information *NEW*" draw:style-name="dp3" draw:master-page-name="Title3">
        <draw:frame draw:name="Shape 227" presentation:style-name="pr6" draw:text-style-name="P15" draw:layer="layout" svg:width="22.023cm" svg:height="9.002cm" svg:x="1.559cm" svg:y="3.626cm" presentation:class="outline" presentation:user-transformed="true">
          <draw:text-box>
            <text:p text:style-name="P19"><text:span text:style-name="T14">API for a management agent to discover, list and inspect</text:span></text:p>
            <text:p text:style-name="P19"><text:span text:style-name="T14">available nodes in the cluster.</text:span></text:p>
            <text:p text:style-name="P19"><text:span text:style-name="T14"/></text:p>
            <text:p text:style-name="P19"><text:span text:style-name="T17">Property Prefix: </text:span><text:span text:style-name="T18">osgi.clusterinfo.</text:span></text:p>
            <text:p text:style-name="P19"><text:span text:style-name="T25">NodeStatus</text:span><text:span text:style-name="T17"> service properties: </text:span><text:span text:style-name="T18">id, </text:span><text:span text:style-name="T18">cluster, parent, endpoint, endpoint.private, </text:span><text:span text:style-name="T18">vendor, version, country, location, region, </text:span><text:span text:style-name="T18">zone, tags</text:span></text:p>
            <text:p text:style-name="P19"><text:span text:style-name="T26"/></text:p>
            <text:p text:style-name="P19"><text:span text:style-name="T18">Map&lt;String, Object&gt; m = </text:span><text:span text:style-name="T18">nodeStatus.</text:span><text:span text:style-name="T19">getMetrics</text:span><text:span text:style-name="T18">(names);</text:span></text:p>
          </draw:text-box>
        </draw:frame>
        <draw:frame draw:name="Shape 228" presentation:style-name="pr7" draw:text-style-name="P7" draw:layer="layout" svg:width="18.749cm" svg:height="1.062cm" svg:x="1.559cm" svg:y="1.813cm" presentation:class="title" presentation:user-transformed="true">
          <draw:text-box>
            <text:p text:style-name="P6"><text:span text:style-name="T7">148 Cluster Information </text:span><text:span text:style-name="T24">*NEW*</text:span></text:p>
          </draw:text-box>
        </draw:frame>
        <draw:custom-shape draw:name="Shape 229" draw:style-name="gr17" draw:text-style-name="P13" draw:layer="layout" svg:width="0.645cm" svg:height="0.594cm" svg:x="0.998cm" svg:y="10.461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4">
          <draw:page-thumbnail draw:name="Shape 223" draw:style-name="gr2" draw:layer="layout" svg:width="12.7cm" svg:height="9.525cm" svg:x="3.175cm" svg:y="1.904cm" draw:page-number="20" presentation:class="page"/>
          <draw:frame draw:name="Shape 224" presentation:style-name="pr8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hape 225" presentation:style-name="pr5" draw:text-style-name="P21" draw:layer="layout" svg:width="8.254cm" svg:height="1.273cm" svg:x="10.791cm" svg:y="24.126cm" presentation:class="page-number" presentation:user-transformed="true">
            <draw:text-box>
              <text:p text:style-name="P20"><text:span text:style-name="T27"><text:page-number>&lt;number&gt;</text:page-number></text:span></text:p>
            </draw:text-box>
          </draw:frame>
        </presentation:notes>
      </draw:page>
      <draw:page draw:name="page21" draw:style-name="dp3" draw:master-page-name="Title3">
        <draw:frame draw:name="Shape 227" presentation:style-name="pr6" draw:text-style-name="P15" draw:layer="layout" svg:width="22.023cm" svg:height="9.002cm" svg:x="1.559cm" svg:y="3.626cm" presentation:class="outline" presentation:user-transformed="true">
          <draw:text-box>
            <text:p text:style-name="P19"><text:span text:style-name="T14">API for a management agent to discover, list and inspect</text:span></text:p>
            <text:p text:style-name="P19"><text:span text:style-name="T14">available nodes in the cluster.</text:span></text:p>
            <text:p text:style-name="P19"><text:span text:style-name="T14"/></text:p>
            <text:p text:style-name="P19"><text:span text:style-name="T17">Property Prefix: </text:span><text:span text:style-name="T18">osgi.clusterinfo.</text:span></text:p>
            <text:p text:style-name="P19"><text:span text:style-name="T25">NodeStatus</text:span><text:span text:style-name="T17"> service properties: </text:span><text:span text:style-name="T18">id, </text:span><text:span text:style-name="T18">cluster, parent, endpoint, endpoint.private, </text:span><text:span text:style-name="T18">vendor, version, country, location, region, </text:span><text:span text:style-name="T18">zone, tags</text:span></text:p>
            <text:p text:style-name="P19"><text:span text:style-name="T26"/></text:p>
            <text:p text:style-name="P19"><text:span text:style-name="T18">Map&lt;String, Object&gt; m = </text:span><text:span text:style-name="T18">nodeStatus.</text:span><text:span text:style-name="T19">getMetrics</text:span><text:span text:style-name="T18">(names);</text:span></text:p>
          </draw:text-box>
        </draw:frame>
        <draw:frame draw:name="Shape 228" presentation:style-name="pr7" draw:text-style-name="P7" draw:layer="layout" svg:width="18.749cm" svg:height="1.062cm" svg:x="1.559cm" svg:y="1.813cm" presentation:class="title" presentation:user-transformed="true">
          <draw:text-box>
            <text:p text:style-name="P6"><text:span text:style-name="T7">148 Cluster Information </text:span><text:span text:style-name="T24">*NEW*</text:span></text:p>
          </draw:text-box>
        </draw:frame>
        <draw:custom-shape draw:name="Shape 229" draw:style-name="gr17" draw:text-style-name="P13" draw:layer="layout" svg:width="0.645cm" svg:height="0.594cm" svg:x="0.998cm" svg:y="10.461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4">
          <draw:page-thumbnail draw:name="Shape 223" draw:style-name="gr2" draw:layer="layout" svg:width="12.7cm" svg:height="9.525cm" svg:x="3.175cm" svg:y="1.904cm" draw:page-number="21" presentation:class="page"/>
          <draw:frame draw:name="Shape 224" presentation:style-name="pr8" draw:text-style-name="P9" draw:layer="layout" svg:width="15.239cm" svg:height="10cm" svg:x="1.905cm" svg:y="12.224cm" presentation:class="notes" presentation:placeholder="true" presentation:user-transformed="true">
            <draw:text-box/>
          </draw:frame>
          <draw:frame draw:name="Shape 225" presentation:style-name="pr5" draw:text-style-name="P21" draw:layer="layout" svg:width="8.254cm" svg:height="1.273cm" svg:x="10.791cm" svg:y="24.126cm" presentation:class="page-number" presentation:user-transformed="true">
            <draw:text-box>
              <text:p text:style-name="P20"><text:span text:style-name="T27"><text:page-number>&lt;number&gt;</text:page-number></text:span></text:p>
            </draw:text-box>
          </draw:frame>
        </presentation:notes>
      </draw:page>
      <draw:page draw:name="150 Configurator *NEW*" draw:style-name="dp3" draw:master-page-name="Title3">
        <draw:frame draw:name="Shape 244" presentation:style-name="pr3" draw:text-style-name="P15" draw:layer="layout" svg:width="22.023cm" svg:height="9.002cm" svg:x="1.559cm" svg:y="3.626cm" presentation:class="outline" presentation:user-transformed="true">
          <draw:text-box>
            <text:p text:style-name="P14"><text:span text:style-name="T14">Feed configurations into Configuration Admin through</text:span></text:p>
            <text:p text:style-name="P14"><text:span text:style-name="T15">configuration resources</text:span><text:span text:style-name="T14">, </text:span><text:span text:style-name="T15">multiple PIDs</text:span><text:span text:style-name="T14">, multiple</text:span></text:p>
            <text:p text:style-name="P14"><text:span text:style-name="T14">configuration resources, </text:span><text:span text:style-name="T15">extender</text:span><text:span text:style-name="T14"> pattern, </text:span><text:span text:style-name="T15">UTF-8</text:span><text:span text:style-name="T14"> encoded</text:span></text:p>
            <text:p text:style-name="P14"><text:span text:style-name="T15">JSON</text:span><text:span text:style-name="T14"> resources, installed via bundles</text:span></text:p>
            <text:p text:style-name="P14"><text:span text:style-name="T14"/></text:p>
            <text:p text:style-name="P14"><text:span text:style-name="T18">OSGI-INF/configurator/foo.json:</text:span></text:p>
            <text:p text:style-name="P14"><text:span text:style-name="T18">{</text:span></text:p>
            <text:p text:style-name="P14"><text:span text:style-name="T18"><text:s text:c="4"/></text:span><text:span text:style-name="T18">// Global Settings</text:span></text:p>
            <text:p text:style-name="P14"><text:span text:style-name="T18"><text:s text:c="4"/></text:span><text:span text:style-name="T18">":configurator:resource-version" : 1,</text:span></text:p>
            <text:p text:style-name="P14"><text:span text:style-name="T18"><text:s text:c="4"/></text:span><text:span text:style-name="T18">"pid.a": {"key": "val", "some_number": </text:span><text:span text:style-name="T18">123},</text:span></text:p>
            <text:p text:style-name="P14"><text:span text:style-name="T18"><text:s text:c="4"/></text:span><text:span text:style-name="T18">"factory.pid.b~name": {"a_boolean": true } </text:span><text:span text:style-name="T18"><text:s text:c="3"/></text:span></text:p>
            <text:p text:style-name="P14"><text:span text:style-name="T18">}</text:span></text:p>
          </draw:text-box>
        </draw:frame>
        <draw:frame draw:name="Shape 245" presentation:style-name="pr2" draw:text-style-name="P7" draw:layer="layout" svg:width="18.749cm" svg:height="1.062cm" svg:x="1.559cm" svg:y="1.813cm" presentation:class="title" presentation:user-transformed="true">
          <draw:text-box>
            <text:p text:style-name="P6"><text:span text:style-name="T7">150 Configurator </text:span><text:span text:style-name="T24">*NEW*</text:span></text:p>
          </draw:text-box>
        </draw:frame>
        <draw:custom-shape draw:name="Shape 246" draw:style-name="gr18" draw:text-style-name="P13" draw:layer="layout" svg:width="0.645cm" svg:height="4.722cm" svg:x="1.261cm" svg:y="8.093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4">
          <draw:page-thumbnail draw:name="Shape 240" draw:style-name="gr2" draw:layer="layout" svg:width="12.7cm" svg:height="9.525cm" svg:x="3.175cm" svg:y="1.904cm" draw:page-number="22" presentation:class="page"/>
          <draw:frame draw:name="Shape 241" presentation:style-name="pr4" draw:text-style-name="P9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242" presentation:style-name="pr5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3" draw:style-name="dp3" draw:master-page-name="Title3">
        <draw:frame draw:name="Shape 244" presentation:style-name="pr3" draw:text-style-name="P15" draw:layer="layout" svg:width="22.023cm" svg:height="9.002cm" svg:x="1.559cm" svg:y="3.626cm" presentation:class="outline" presentation:user-transformed="true">
          <draw:text-box>
            <text:p text:style-name="P14"><text:span text:style-name="T14">Feed configurations into Configuration Admin through</text:span></text:p>
            <text:p text:style-name="P14"><text:span text:style-name="T15">configuration resources</text:span><text:span text:style-name="T14">, </text:span><text:span text:style-name="T15">multiple PIDs</text:span><text:span text:style-name="T14">, multiple</text:span></text:p>
            <text:p text:style-name="P14"><text:span text:style-name="T14">configuration resources, </text:span><text:span text:style-name="T15">extender</text:span><text:span text:style-name="T14"> pattern, </text:span><text:span text:style-name="T15">UTF-8</text:span><text:span text:style-name="T14"> encoded</text:span></text:p>
            <text:p text:style-name="P14"><text:span text:style-name="T15">JSON</text:span><text:span text:style-name="T14"> resources, installed via bundles</text:span></text:p>
            <text:p text:style-name="P14"><text:span text:style-name="T14"/></text:p>
            <text:p text:style-name="P14"><text:span text:style-name="T18">OSGI-INF/configurator/foo.json:</text:span></text:p>
            <text:p text:style-name="P14"><text:span text:style-name="T18">{</text:span></text:p>
            <text:p text:style-name="P14"><text:span text:style-name="T18"><text:s text:c="4"/></text:span><text:span text:style-name="T18">// Global Settings</text:span></text:p>
            <text:p text:style-name="P14"><text:span text:style-name="T18"><text:s text:c="4"/></text:span><text:span text:style-name="T18">":configurator:resource-version" : 1,</text:span></text:p>
            <text:p text:style-name="P14"><text:span text:style-name="T18"><text:s text:c="4"/></text:span><text:span text:style-name="T18">"pid.a": {"key": "val", "some_number": </text:span><text:span text:style-name="T18">123},</text:span></text:p>
            <text:p text:style-name="P14"><text:span text:style-name="T18"><text:s text:c="4"/></text:span><text:span text:style-name="T18">"factory.pid.b~name": {"a_boolean": true } </text:span><text:span text:style-name="T18"><text:s text:c="3"/></text:span></text:p>
            <text:p text:style-name="P14"><text:span text:style-name="T18">}</text:span></text:p>
          </draw:text-box>
        </draw:frame>
        <draw:frame draw:name="Shape 245" presentation:style-name="pr2" draw:text-style-name="P7" draw:layer="layout" svg:width="18.749cm" svg:height="1.062cm" svg:x="1.559cm" svg:y="1.813cm" presentation:class="title" presentation:user-transformed="true">
          <draw:text-box>
            <text:p text:style-name="P6"><text:span text:style-name="T7">150 Configurator </text:span><text:span text:style-name="T24">*NEW*</text:span></text:p>
          </draw:text-box>
        </draw:frame>
        <draw:custom-shape draw:name="Shape 246" draw:style-name="gr18" draw:text-style-name="P13" draw:layer="layout" svg:width="0.645cm" svg:height="4.722cm" svg:x="1.261cm" svg:y="8.093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4">
          <draw:page-thumbnail draw:name="Shape 240" draw:style-name="gr2" draw:layer="layout" svg:width="12.7cm" svg:height="9.525cm" svg:x="3.175cm" svg:y="1.904cm" draw:page-number="23" presentation:class="page"/>
          <draw:frame draw:name="Shape 241" presentation:style-name="pr4" draw:text-style-name="P9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242" presentation:style-name="pr5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151 JAX-RS Whiteboard *NEW*" draw:style-name="dp3" draw:master-page-name="Title3">
        <draw:frame draw:name="Shape 262" presentation:style-name="pr3" draw:text-style-name="P15" draw:layer="layout" svg:width="22.023cm" svg:height="9.002cm" svg:x="1.559cm" svg:y="3.626cm" presentation:class="outline" presentation:user-transformed="true">
          <draw:text-box>
            <text:p text:style-name="P14"><text:span text:style-name="T14">Register JAX-RS annotated POJO (</text:span><text:span text:style-name="T15">resources</text:span><text:span text:style-name="T14">), </text:span><text:span text:style-name="T15">Applications</text:span><text:span text:style-name="T14">,</text:span></text:p>
            <text:p text:style-name="P14"><text:span text:style-name="T15">Extensions</text:span><text:span text:style-name="T14"> as services, simple </text:span><text:span text:style-name="T15">collaboration</text:span><text:span text:style-name="T14"> model</text:span></text:p>
            <text:p text:style-name="P14"><text:span text:style-name="T14"/></text:p>
            <text:p text:style-name="P14"><text:span text:style-name="T20">@Component(service = Foo.class)</text:span></text:p>
            <text:p text:style-name="P14"><text:span text:style-name="T20">@</text:span><text:span text:style-name="T21">JaxrsName</text:span><text:span text:style-name="T20">(“foo”) @</text:span><text:span text:style-name="T21">JaxrsResource</text:span><text:span text:style-name="T20"> @</text:span><text:span text:style-name="T21">Path</text:span><text:span text:style-name="T20">("foo")</text:span></text:p>
            <text:p text:style-name="P14"><text:span text:style-name="T20">class Foo {</text:span></text:p>
            <text:p text:style-name="P14"><text:span text:style-name="T20"><text:s text:c="4"/></text:span><text:span text:style-name="T20">@GET @Path("{name}")</text:span></text:p>
            <text:p text:style-name="P14"><text:span text:style-name="T20"><text:s text:c="4"/></text:span><text:span text:style-name="T20">public String interrogateSession(</text:span></text:p>
            <text:p text:style-name="P14"><text:span text:style-name="T20"><text:s text:c="8"/></text:span><text:span text:style-name="T20">@PathParam("name") String name,</text:span></text:p>
            <text:p text:style-name="P14"><text:span text:style-name="T20"><text:s text:c="8"/></text:span><text:span text:style-name="T20">@Context HttpServletRequest req) {</text:span></text:p>
            <text:p text:style-name="P14"><text:span text:style-name="T20"><text:tab/></text:span><text:span text:style-name="T20"> <text:s text:c="7"/></text:span><text:span text:style-name="T20">HttpSession s = req.getSession();</text:span></text:p>
            <text:p text:style-name="P14"><text:span text:style-name="T20"><text:tab/></text:span><text:span text:style-name="T20"> <text:s text:c="7"/></text:span><text:span text:style-name="T20">return String.valueOf(s.getAttribute(name));</text:span></text:p>
            <text:p text:style-name="P14"><text:span text:style-name="T20"><text:s text:c="4"/></text:span><text:span text:style-name="T20">}</text:span></text:p>
            <text:p text:style-name="P14"><text:span text:style-name="T20">}</text:span></text:p>
          </draw:text-box>
        </draw:frame>
        <draw:frame draw:name="Shape 263" presentation:style-name="pr2" draw:text-style-name="P7" draw:layer="layout" svg:width="18.749cm" svg:height="1.062cm" svg:x="1.559cm" svg:y="1.813cm" presentation:class="title" presentation:user-transformed="true">
          <draw:text-box>
            <text:p text:style-name="P6"><text:span text:style-name="T7">151 JAX-RS Whiteboard </text:span><text:span text:style-name="T24">*NEW*</text:span></text:p>
          </draw:text-box>
        </draw:frame>
        <draw:custom-shape draw:name="Shape 264" draw:style-name="gr19" draw:text-style-name="P13" draw:layer="layout" svg:width="0.645cm" svg:height="6.378cm" svg:x="1.261cm" svg:y="6.342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4">
          <draw:page-thumbnail draw:name="Shape 258" draw:style-name="gr2" draw:layer="layout" svg:width="12.7cm" svg:height="9.525cm" svg:x="3.175cm" svg:y="1.904cm" draw:page-number="24" presentation:class="page"/>
          <draw:frame draw:name="Shape 259" presentation:style-name="pr4" draw:text-style-name="P9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260" presentation:style-name="pr5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5" draw:style-name="dp3" draw:master-page-name="Title3">
        <draw:frame draw:name="Shape 262" presentation:style-name="pr3" draw:text-style-name="P15" draw:layer="layout" svg:width="22.023cm" svg:height="9.002cm" svg:x="1.559cm" svg:y="3.626cm" presentation:class="outline" presentation:user-transformed="true">
          <draw:text-box>
            <text:p text:style-name="P14"><text:span text:style-name="T14">Register JAX-RS annotated POJO (</text:span><text:span text:style-name="T15">resources</text:span><text:span text:style-name="T14">), </text:span><text:span text:style-name="T15">Applications</text:span><text:span text:style-name="T14">,</text:span></text:p>
            <text:p text:style-name="P14"><text:span text:style-name="T15">Extensions</text:span><text:span text:style-name="T14"> as services, simple </text:span><text:span text:style-name="T15">collaboration</text:span><text:span text:style-name="T14"> model</text:span></text:p>
            <text:p text:style-name="P14"><text:span text:style-name="T14"/></text:p>
            <text:p text:style-name="P14"><text:span text:style-name="T20">@Component(service = Foo.class)</text:span></text:p>
            <text:p text:style-name="P14"><text:span text:style-name="T20">@</text:span><text:span text:style-name="T21">JaxrsName</text:span><text:span text:style-name="T20">(“foo”) @</text:span><text:span text:style-name="T21">JaxrsResource</text:span><text:span text:style-name="T20"> @</text:span><text:span text:style-name="T21">Path</text:span><text:span text:style-name="T20">("foo")</text:span></text:p>
            <text:p text:style-name="P14"><text:span text:style-name="T20">class Foo {</text:span></text:p>
            <text:p text:style-name="P14"><text:span text:style-name="T20"><text:s text:c="4"/></text:span><text:span text:style-name="T20">@GET @Path("{name}")</text:span></text:p>
            <text:p text:style-name="P14"><text:span text:style-name="T20"><text:s text:c="4"/></text:span><text:span text:style-name="T20">public String interrogateSession(</text:span></text:p>
            <text:p text:style-name="P14"><text:span text:style-name="T20"><text:s text:c="8"/></text:span><text:span text:style-name="T20">@PathParam("name") String name,</text:span></text:p>
            <text:p text:style-name="P14"><text:span text:style-name="T20"><text:s text:c="8"/></text:span><text:span text:style-name="T20">@Context HttpServletRequest req) {</text:span></text:p>
            <text:p text:style-name="P14"><text:span text:style-name="T20"><text:tab/></text:span><text:span text:style-name="T20"> <text:s text:c="7"/></text:span><text:span text:style-name="T20">HttpSession s = req.getSession();</text:span></text:p>
            <text:p text:style-name="P14"><text:span text:style-name="T20"><text:tab/></text:span><text:span text:style-name="T20"> <text:s text:c="7"/></text:span><text:span text:style-name="T20">return String.valueOf(s.getAttribute(name));</text:span></text:p>
            <text:p text:style-name="P14"><text:span text:style-name="T20"><text:s text:c="4"/></text:span><text:span text:style-name="T20">}</text:span></text:p>
            <text:p text:style-name="P14"><text:span text:style-name="T20">}</text:span></text:p>
          </draw:text-box>
        </draw:frame>
        <draw:frame draw:name="Shape 263" presentation:style-name="pr2" draw:text-style-name="P7" draw:layer="layout" svg:width="18.749cm" svg:height="1.062cm" svg:x="1.559cm" svg:y="1.813cm" presentation:class="title" presentation:user-transformed="true">
          <draw:text-box>
            <text:p text:style-name="P6"><text:span text:style-name="T7">151 JAX-RS Whiteboard </text:span><text:span text:style-name="T24">*NEW*</text:span></text:p>
          </draw:text-box>
        </draw:frame>
        <draw:custom-shape draw:name="Shape 264" draw:style-name="gr19" draw:text-style-name="P13" draw:layer="layout" svg:width="0.645cm" svg:height="6.378cm" svg:x="1.261cm" svg:y="6.342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4">
          <draw:page-thumbnail draw:name="Shape 258" draw:style-name="gr2" draw:layer="layout" svg:width="12.7cm" svg:height="9.525cm" svg:x="3.175cm" svg:y="1.904cm" draw:page-number="25" presentation:class="page"/>
          <draw:frame draw:name="Shape 259" presentation:style-name="pr4" draw:text-style-name="P9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260" presentation:style-name="pr5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705 Promises" draw:style-name="dp3" draw:master-page-name="Title3">
        <draw:frame draw:name="Shape 279" presentation:style-name="pr3" draw:text-style-name="P15" draw:layer="layout" svg:width="22.023cm" svg:height="9.002cm" svg:x="1.559cm" svg:y="3.626cm" presentation:class="outline" presentation:user-transformed="true">
          <draw:text-box>
            <text:p text:style-name="P14"><text:span text:style-name="T14">Thrown </text:span><text:span text:style-name="T15">exceptions</text:span><text:span text:style-name="T14"> in Function and Predicate, </text:span><text:span text:style-name="T15">timeout/delay</text:span><text:span text:style-name="T14">, specify </text:span><text:span text:style-name="T15">executor/scheduledExecutor</text:span><text:span text:style-name="T14">, support </text:span><text:span text:style-name="T15">Callback</text:span><text:span text:style-name="T14"> from </text:span><text:span text:style-name="T14">org.osgi.util.function</text:span></text:p>
            <text:p text:style-name="P14"><text:span text:style-name="T14"/></text:p>
            <text:p text:style-name="P14"><text:span text:style-name="T20">final Promise&lt;String&gt; answer = new Deferred&lt;String&gt;(</text:span></text:p>
            <text:p text:style-name="P14"><text:span text:style-name="T20"><text:s text:c="4"/></text:span><text:span text:style-name="T21">executor</text:span><text:span text:style-name="T20">, </text:span><text:span text:style-name="T21">scheduledExecutor</text:span></text:p>
            <text:p text:style-name="P14"><text:span text:style-name="T20">).getPromise().</text:span><text:span text:style-name="T21">delay</text:span><text:span text:style-name="T20">(1000).</text:span><text:span text:style-name="T21">timeout</text:span><text:span text:style-name="T20">(5000).then(</text:span></text:p>
            <text:p text:style-name="P14"><text:span text:style-name="T20"><text:s text:c="4"/></text:span><text:span text:style-name="T20">new </text:span><text:span text:style-name="T21">Callback</text:span><text:span text:style-name="T20">() {</text:span></text:p>
            <text:p text:style-name="P14"><text:span text:style-name="T20"><text:s text:c="8"/></text:span><text:span text:style-name="T20">@Override</text:span></text:p>
            <text:p text:style-name="P14"><text:span text:style-name="T20"><text:s text:c="8"/></text:span><text:span text:style-name="T20">public void run() throws Exception {</text:span></text:p>
            <text:p text:style-name="P14"><text:span text:style-name="T20"><text:s text:c="12"/></text:span><text:span text:style-name="T20">System.out.println(answer);</text:span></text:p>
            <text:p text:style-name="P14"><text:span text:style-name="T20"><text:s text:c="8"/></text:span><text:span text:style-name="T20">}</text:span></text:p>
            <text:p text:style-name="P14"><text:span text:style-name="T20"><text:s text:c="4"/></text:span><text:span text:style-name="T20">}</text:span></text:p>
            <text:p text:style-name="P14"><text:span text:style-name="T20">);</text:span></text:p>
          </draw:text-box>
        </draw:frame>
        <draw:frame draw:name="Shape 280" presentation:style-name="pr2" draw:text-style-name="P7" draw:layer="layout" svg:width="18.749cm" svg:height="1.062cm" svg:x="1.559cm" svg:y="1.813cm" presentation:class="title" presentation:user-transformed="true">
          <draw:text-box>
            <text:p text:style-name="P6"><text:span text:style-name="T7">705 Promises</text:span></text:p>
          </draw:text-box>
        </draw:frame>
        <draw:custom-shape draw:name="Shape 281" draw:style-name="gr20" draw:text-style-name="P13" draw:layer="layout" svg:width="0.645cm" svg:height="5.749cm" svg:x="1.261cm" svg:y="7.161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4">
          <draw:page-thumbnail draw:name="Shape 275" draw:style-name="gr2" draw:layer="layout" svg:width="12.7cm" svg:height="9.525cm" svg:x="3.175cm" svg:y="1.904cm" draw:page-number="26" presentation:class="page"/>
          <draw:frame draw:name="Shape 276" presentation:style-name="pr4" draw:text-style-name="P9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277" presentation:style-name="pr5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706 Push Stream *NEW*" draw:style-name="dp3" draw:master-page-name="Title3">
        <draw:frame draw:name="Shape 287" presentation:style-name="pr3" draw:text-style-name="P15" draw:layer="layout" svg:width="22.023cm" svg:height="9.002cm" svg:x="1.559cm" svg:y="3.626cm" presentation:class="outline" presentation:user-transformed="true">
          <draw:text-box>
            <text:p text:style-name="P14"><text:span text:style-name="T14">Compact pipeline </text:span><text:span text:style-name="T15">asynchronous tasks</text:span><text:span text:style-name="T14"> on event arrival, </text:span><text:span text:style-name="T15">circuit breaker</text:span><text:span text:style-name="T14">,</text:span></text:p>
            <text:p text:style-name="P14"><text:span text:style-name="T14">finite streams &amp; </text:span><text:span text:style-name="T15">back pressure</text:span><text:span text:style-name="T14"> explicit in API signatures, inspired by </text:span><text:span text:style-name="T15">Java</text:span></text:p>
            <text:p text:style-name="P14"><text:span text:style-name="T15">8 Streams</text:span><text:span text:style-name="T14"> API, independent, </text:span><text:span text:style-name="T15">generics</text:span><text:span text:style-name="T14">, lazy, <text:s/>composed by </text:span><text:span text:style-name="T15">functional</text:span></text:p>
            <text:p text:style-name="P14"><text:span text:style-name="T15">steps</text:span><text:span text:style-name="T14">, </text:span><text:span text:style-name="T15">mapping</text:span><text:span text:style-name="T14">, </text:span><text:span text:style-name="T15">flat mapping</text:span><text:span text:style-name="T14">, </text:span><text:span text:style-name="T15">filtering</text:span><text:span text:style-name="T14">, stateless &amp; stateful intermediate</text:span></text:p>
            <text:p text:style-name="P14"><text:span text:style-name="T14">operations</text:span></text:p>
            <text:p text:style-name="P14"><text:span text:style-name="T14"/></text:p>
            <text:p text:style-name="P14"><text:span text:style-name="T21">PushEventSource</text:span><text:span text:style-name="T20">&lt;Integer&gt; source = ...</text:span></text:p>
            <text:p text:style-name="P14"><text:span text:style-name="T20">Integer i = new </text:span><text:span text:style-name="T21">PushStreamProvider</text:span><text:span text:style-name="T20">().</text:span><text:span text:style-name="T21">buildStream</text:span><text:span text:style-name="T20">(source)</text:span></text:p>
            <text:p text:style-name="P14"><text:span text:style-name="T20"><text:s text:c="4"/></text:span><text:span text:style-name="T20">.withPushbackPolicy(LINEAR, 20)</text:span></text:p>
            <text:p text:style-name="P14"><text:span text:style-name="T20"><text:s text:c="4"/></text:span><text:span text:style-name="T20">.withQueuePolicy(FAIL)</text:span></text:p>
            <text:p text:style-name="P14"><text:span text:style-name="T20"><text:s text:c="4"/></text:span><text:span text:style-name="T20">.</text:span><text:span text:style-name="T21">build</text:span><text:span text:style-name="T20">()</text:span></text:p>
            <text:p text:style-name="P14"><text:span text:style-name="T20"><text:s text:c="4"/></text:span><text:span text:style-name="T20">.max(Integer::compare)</text:span></text:p>
            <text:p text:style-name="P14"><text:span text:style-name="T20"><text:s text:c="4"/></text:span><text:span text:style-name="T20">.</text:span><text:span text:style-name="T21">getValue</text:span><text:span text:style-name="T20">().get();</text:span></text:p>
          </draw:text-box>
        </draw:frame>
        <draw:frame draw:name="Shape 288" presentation:style-name="pr2" draw:text-style-name="P7" draw:layer="layout" svg:width="18.749cm" svg:height="1.062cm" svg:x="1.559cm" svg:y="1.813cm" presentation:class="title" presentation:user-transformed="true">
          <draw:text-box>
            <text:p text:style-name="P6"><text:span text:style-name="T7">706 Push Stream </text:span><text:span text:style-name="T24">*NEW*</text:span></text:p>
          </draw:text-box>
        </draw:frame>
        <draw:custom-shape draw:name="Shape 289" draw:style-name="gr21" draw:text-style-name="P13" draw:layer="layout" svg:width="0.645cm" svg:height="4.202cm" svg:x="1.261cm" svg:y="7.638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4">
          <draw:page-thumbnail draw:name="Shape 283" draw:style-name="gr2" draw:layer="layout" svg:width="12.7cm" svg:height="9.525cm" svg:x="3.175cm" svg:y="1.904cm" draw:page-number="27" presentation:class="page"/>
          <draw:frame draw:name="Shape 284" presentation:style-name="pr4" draw:text-style-name="P9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285" presentation:style-name="pr5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707 Converter Specification *NEW*" draw:style-name="dp3" draw:master-page-name="Title3">
        <draw:frame draw:name="Shape 295" presentation:style-name="pr3" draw:text-style-name="P15" draw:layer="layout" svg:width="22.023cm" svg:height="9.002cm" svg:x="1.559cm" svg:y="3.626cm" presentation:class="outline" presentation:user-transformed="true">
          <draw:text-box>
            <text:p text:style-name="P14"><text:span text:style-name="T14">Make it easy to convert many types to other types, scalars,</text:span></text:p>
            <text:p text:style-name="P14"><text:span text:style-name="T14">collections, maps, beans, interfaces and DTOs, no boilerplate conversion</text:span></text:p>
            <text:p text:style-name="P14"><text:span text:style-name="T14">code, customized using converter builders, generics, rules</text:span></text:p>
            <text:p text:style-name="P14"><text:span text:style-name="T14"/></text:p>
            <text:p text:style-name="P14"><text:span text:style-name="T18">Converter c = Converters.</text:span><text:span text:style-name="T19">standardConverter</text:span><text:span text:style-name="T18">();</text:span></text:p>
            <text:p text:style-name="P14"><text:span text:style-name="T18">MyEnum e = </text:span><text:span text:style-name="T18">c.</text:span><text:span text:style-name="T19">convert</text:span><text:span text:style-name="T18">(MyOtherEnum.BLUE).</text:span><text:span text:style-name="T19">to</text:span><text:span text:style-name="T18">(MyEnum.class);</text:span></text:p>
            <text:p text:style-name="P14"><text:span text:style-name="T18">BigDecimal bd = </text:span><text:span text:style-name="T18">c.</text:span><text:span text:style-name="T19">convert</text:span><text:span text:style-name="T18">(12345).</text:span><text:span text:style-name="T19">to</text:span><text:span text:style-name="T18">(BigDecimal.class);</text:span></text:p>
            <text:p text:style-name="P14"><text:span text:style-name="T18">long[] la = c.</text:span><text:span text:style-name="T19">convert</text:span><text:span text:style-name="T18">(</text:span></text:p>
            <text:p text:style-name="P14"><text:span text:style-name="T18"><text:s text:c="4"/></text:span><text:span text:style-name="T18">Arrays.asList("978", </text:span><text:span text:style-name="T18">"142")).</text:span><text:span text:style-name="T19">to</text:span><text:span text:style-name="T18">(long[].class);</text:span></text:p>
            <text:p text:style-name="P14"><text:span text:style-name="T18">Map m = Collections.singletonMap("timeout", </text:span><text:span text:style-name="T18">"700");</text:span></text:p>
            <text:p text:style-name="P14"><text:span text:style-name="T18">int t = </text:span><text:span text:style-name="T18">c.</text:span><text:span text:style-name="T19">convert</text:span><text:span text:style-name="T18">(m).</text:span><text:span text:style-name="T19">to</text:span><text:span text:style-name="T18">(MyInterface.class).timeout();</text:span></text:p>
            <text:p text:style-name="P14"><text:span text:style-name="T18">Map m = Collections.singletonMap("args", null)</text:span></text:p>
            <text:p text:style-name="P14"><text:span text:style-name="T18">String[] a1 = </text:span><text:span text:style-name="T18">c.</text:span><text:span text:style-name="T19">convert</text:span><text:span text:style-name="T18">(m).</text:span><text:span text:style-name="T19">to</text:span><text:span text:style-name="T18">(MyAnnotation.class).args();</text:span></text:p>
          </draw:text-box>
        </draw:frame>
        <draw:frame draw:name="Shape 296" presentation:style-name="pr2" draw:text-style-name="P7" draw:layer="layout" svg:width="18.749cm" svg:height="1.062cm" svg:x="1.559cm" svg:y="1.813cm" presentation:class="title" presentation:user-transformed="true">
          <draw:text-box>
            <text:p text:style-name="P6"><text:span text:style-name="T7">707 Converter Specification </text:span><text:span text:style-name="T24">*NEW*</text:span></text:p>
          </draw:text-box>
        </draw:frame>
        <draw:custom-shape draw:name="Shape 297" draw:style-name="gr22" draw:text-style-name="P13" draw:layer="layout" svg:width="0.645cm" svg:height="1.195cm" svg:x="1.261cm" svg:y="6.73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298" draw:style-name="gr17" draw:text-style-name="P13" draw:layer="layout" svg:width="0.645cm" svg:height="0.594cm" svg:x="1.261cm" svg:y="8.059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299" draw:style-name="gr23" draw:text-style-name="P13" draw:layer="layout" svg:width="0.645cm" svg:height="1.23cm" svg:x="1.261cm" svg:y="8.782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300" draw:style-name="gr22" draw:text-style-name="P13" draw:layer="layout" svg:width="0.645cm" svg:height="1.195cm" svg:x="1.261cm" svg:y="10.152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301" draw:style-name="gr22" draw:text-style-name="P13" draw:layer="layout" svg:width="0.645cm" svg:height="1.195cm" svg:x="1.261cm" svg:y="11.463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draw:custom-shape draw:name="Shape 302" draw:style-name="gr17" draw:text-style-name="P13" draw:layer="layout" svg:width="0.645cm" svg:height="0.594cm" svg:x="2.849cm" svg:y="9.742cm">
          <text:p/>
          <draw:enhanced-geometry draw:mirror-horizontal="false" draw:mirror-vertical="false" svg:viewBox="0 0 0 0" draw:text-areas="?f13 ?f14 ?f17 ?f15" draw:type="ooxml-leftBrace" draw:modifiers="40900 5191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?f7 -0"/>
            <draw:equation draw:name="f10" draw:formula="logwidth/2"/>
            <draw:equation draw:name="f11" draw:formula="?f10 *cos(pi*(2700000)/10800000)"/>
            <draw:equation draw:name="f12" draw:formula="?f7 *sin(pi*(2700000)/10800000)"/>
            <draw:equation draw:name="f13" draw:formula="logwidth+0-?f11 "/>
            <draw:equation draw:name="f14" draw:formula="?f7 +0-?f12 "/>
            <draw:equation draw:name="f15" draw:formula="logheight+?f12 -?f7 "/>
            <draw:equation draw:name="f16" draw:formula="logwidth/2"/>
            <draw:equation draw:name="f17" draw:formula="logwidth"/>
            <draw:equation draw:name="f18" draw:formula="logheight"/>
            <draw:equation draw:name="f19" draw:formula="(5400000)/60000.0"/>
            <draw:equation draw:name="f20" draw:formula="(5400000)/60000.0"/>
            <draw:equation draw:name="f21" draw:formula="(0)/60000.0"/>
            <draw:equation draw:name="f22" draw:formula="(-5400000)/60000.0"/>
            <draw:equation draw:name="f23" draw:formula="(5400000)/60000.0"/>
            <draw:equation draw:name="f24" draw:formula="(-5400000)/60000.0"/>
            <draw:equation draw:name="f25" draw:formula="(10800000)/60000.0"/>
            <draw:equation draw:name="f26" draw:formula="(5400000)/60000.0"/>
            <draw:equation draw:name="f27" draw:formula="(5400000)/60000.0"/>
            <draw:equation draw:name="f28" draw:formula="(5400000)/60000.0"/>
            <draw:equation draw:name="f29" draw:formula="(0)/60000.0"/>
            <draw:equation draw:name="f30" draw:formula="(-5400000)/60000.0"/>
            <draw:equation draw:name="f31" draw:formula="(5400000)/60000.0"/>
            <draw:equation draw:name="f32" draw:formula="(-5400000)/60000.0"/>
            <draw:equation draw:name="f33" draw:formula="(10800000)/60000.0"/>
            <draw:equation draw:name="f34" draw:formula="(5400000)/60000.0"/>
            <draw:handle draw:handle-position="?f16 ?f7" draw:handle-range-y-maximum="?f5" draw:handle-range-y-minimum="0"/>
            <draw:handle draw:handle-position="0 ?f8" draw:handle-range-y-maximum="100000" draw:handle-range-y-minimum="0"/>
          </draw:enhanced-geometry>
        </draw:custom-shape>
        <presentation:notes draw:style-name="dp4">
          <draw:page-thumbnail draw:name="Shape 291" draw:style-name="gr2" draw:layer="layout" svg:width="12.7cm" svg:height="9.525cm" svg:x="3.175cm" svg:y="1.904cm" draw:page-number="28" presentation:class="page"/>
          <draw:frame draw:name="Shape 292" presentation:style-name="pr4" draw:text-style-name="P9" draw:layer="layout" svg:width="15.239cm" svg:height="10.001cm" svg:x="1.905cm" svg:y="12.224cm" presentation:class="notes" presentation:placeholder="true" presentation:user-transformed="true">
            <draw:text-box/>
          </draw:frame>
          <draw:frame draw:name="Shape 293" presentation:style-name="pr5" draw:text-style-name="P11" draw:layer="layout" svg:width="8.254cm" svg:height="1.273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29" draw:style-name="dp1" draw:master-page-name="Title2" presentation:use-date-time-name="dtd1">
        <presentation:notes draw:style-name="dp2">
          <draw:page-thumbnail draw:style-name="gr2" draw:layer="layout" svg:width="12.7cm" svg:height="9.525cm" svg:x="3.175cm" svg:y="1.904cm" draw:page-number="29" presentation:class="page"/>
          <draw:frame presentation:style-name="pr9" draw:text-style-name="P22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Droid Sans" svg:font-family="'Droid Sans'"/>
    <style:font-face style:name="Source Sans Pro" svg:font-family="'Source Sans Pro'"/>
    <style:font-face style:name="Source Sans Pro Light" svg:font-family="'Source Sans Pro Light'"/>
    <style:font-face style:name="Avenir Roman" svg:font-family="'Avenir Roman'" style:font-pitch="variable"/>
    <style:font-face style:name="Myriad Pro" svg:font-family="'Myriad Pro'" style:font-pitch="variable"/>
    <style:font-face style:name="Myriad Pro Light" svg:font-family="'Myriad Pro Light'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</office:font-face-decls>
  <office:styles>
    <draw:fill-image draw:name="background" xlink:href="Pictures/10000000000005A00000032A588535B498E9E53C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0.635cm" text:min-label-width="0.635cm"/>
            <style:text-properties style:font-name="Myriad Pro Light" fo:color="#ffffff" fo:font-size="100%"/>
          </text:list-level-style-bullet>
          <text:list-level-style-bullet text:level="3" text:bullet-char="•">
            <style:list-level-properties text:space-before="1.27cm" text:min-label-width="1.27cm"/>
            <style:text-properties style:font-name="Myriad Pro Light" fo:color="#ffffff" fo:font-size="100%"/>
          </text:list-level-style-bullet>
          <text:list-level-style-bullet text:level="4" text:bullet-char="•">
            <style:list-level-properties text:space-before="1.905cm" text:min-label-width="1.905cm"/>
            <style:text-properties style:font-name="Myriad Pro Light" fo:color="#ffffff" fo:font-size="100%"/>
          </text:list-level-style-bullet>
          <text:list-level-style-bullet text:level="5" text:bullet-char="•">
            <style:list-level-properties text:space-before="2.54cm" text:min-label-width="2.54cm"/>
            <style:text-properties style:font-name="Myriad Pro Light" fo:color="#ffffff" fo:font-size="100%"/>
          </text:list-level-style-bullet>
          <text:list-level-style-bullet text:level="6" text:bullet-char="•">
            <style:list-level-properties text:space-before="2.54cm" text:min-label-width="2.54cm"/>
            <style:text-properties style:font-name="Myriad Pro Light" fo:color="#ffffff" fo:font-size="100%"/>
          </text:list-level-style-bullet>
          <text:list-level-style-bullet text:level="7" text:bullet-char="•">
            <style:list-level-properties text:space-before="2.54cm" text:min-label-width="2.54cm"/>
            <style:text-properties style:font-name="Myriad Pro Light" fo:color="#ffffff" fo:font-size="100%"/>
          </text:list-level-style-bullet>
          <text:list-level-style-bullet text:level="8" text:bullet-char="•">
            <style:list-level-properties text:space-before="2.54cm" text:min-label-width="2.54cm"/>
            <style:text-properties style:font-name="Myriad Pro Light" fo:color="#ffffff" fo:font-size="100%"/>
          </text:list-level-style-bullet>
          <text:list-level-style-bullet text:level="9" text:bullet-char="•">
            <style:list-level-properties text:space-before="2.54cm" text:min-label-width="2.54cm"/>
            <style:text-properties style:font-name="Myriad Pro Light" fo:color="#ffffff" fo:font-size="100%"/>
          </text:list-level-style-bullet>
          <text:list-level-style-bullet text:level="10" text:bullet-char="•">
            <style:list-level-properties text:space-before="2.54cm" text:min-label-width="2.54cm"/>
            <style:text-properties style:font-name="Myriad Pro Light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Myriad Pro Light" fo:font-family="'Myriad Pro Light'" style:font-pitch="variable" fo:font-size="21pt" fo:font-style="normal" fo:text-shadow="none" style:text-underline-style="none" fo:font-weight="normal" style:font-name-asian="Myriad Pro Light" style:font-family-asian="'Myriad Pro Light'" style:font-pitch-asian="variable" style:font-size-asian="21pt" style:font-style-asian="normal" style:font-weight-asian="normal" style:font-name-complex="Myriad Pro Light" style:font-family-complex="'Myriad Pro Light'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aea4" draw:marker-start-width="0.2cm" draw:marker-start-center="false" draw:marker-end-width="0.2cm" draw:marker-end-center="false" draw:fill="solid" draw:fill-color="#00aea4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color="#ffffff" draw:fill-image-name="background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127cm" fo:padding-right="0.127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0.635cm" text:min-label-width="0.635cm"/>
            <style:text-properties style:font-name="Myriad Pro Light" fo:color="#ffffff" fo:font-size="100%"/>
          </text:list-level-style-bullet>
          <text:list-level-style-bullet text:level="3" text:bullet-char="•">
            <style:list-level-properties text:space-before="1.27cm" text:min-label-width="1.27cm"/>
            <style:text-properties style:font-name="Myriad Pro Light" fo:color="#ffffff" fo:font-size="100%"/>
          </text:list-level-style-bullet>
          <text:list-level-style-bullet text:level="4" text:bullet-char="•">
            <style:list-level-properties text:space-before="1.905cm" text:min-label-width="1.905cm"/>
            <style:text-properties style:font-name="Myriad Pro Light" fo:color="#ffffff" fo:font-size="100%"/>
          </text:list-level-style-bullet>
          <text:list-level-style-bullet text:level="5" text:bullet-char="•">
            <style:list-level-properties text:space-before="2.54cm" text:min-label-width="2.54cm"/>
            <style:text-properties style:font-name="Myriad Pro Light" fo:color="#ffffff" fo:font-size="100%"/>
          </text:list-level-style-bullet>
          <text:list-level-style-bullet text:level="6" text:bullet-char="•">
            <style:list-level-properties text:space-before="2.54cm" text:min-label-width="2.54cm"/>
            <style:text-properties style:font-name="Myriad Pro Light" fo:color="#ffffff" fo:font-size="100%"/>
          </text:list-level-style-bullet>
          <text:list-level-style-bullet text:level="7" text:bullet-char="•">
            <style:list-level-properties text:space-before="2.54cm" text:min-label-width="2.54cm"/>
            <style:text-properties style:font-name="Myriad Pro Light" fo:color="#ffffff" fo:font-size="100%"/>
          </text:list-level-style-bullet>
          <text:list-level-style-bullet text:level="8" text:bullet-char="•">
            <style:list-level-properties text:space-before="2.54cm" text:min-label-width="2.54cm"/>
            <style:text-properties style:font-name="Myriad Pro Light" fo:color="#ffffff" fo:font-size="100%"/>
          </text:list-level-style-bullet>
          <text:list-level-style-bullet text:level="9" text:bullet-char="•">
            <style:list-level-properties text:space-before="2.54cm" text:min-label-width="2.54cm"/>
            <style:text-properties style:font-name="Myriad Pro Light" fo:color="#ffffff" fo:font-size="100%"/>
          </text:list-level-style-bullet>
          <text:list-level-style-bullet text:level="10" text:bullet-char="•">
            <style:list-level-properties text:space-before="2.54cm" text:min-label-width="2.54cm"/>
            <style:text-properties style:font-name="Myriad Pro Light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Myriad Pro Light" fo:font-family="'Myriad Pro Light'" style:font-pitch="variable" fo:font-size="21pt" fo:font-style="normal" fo:text-shadow="none" style:text-underline-style="none" fo:font-weight="normal" style:font-name-asian="Myriad Pro Light" style:font-family-asian="'Myriad Pro Light'" style:font-pitch-asian="variable" style:font-size-asian="21pt" style:font-style-asian="normal" style:font-weight-asian="normal" style:font-name-complex="Myriad Pro Light" style:font-family-complex="'Myriad Pro Light'" style:font-pitch-complex="variable" style:font-size-complex="21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 text:min-label-width="0.635cm"/>
            <style:text-properties style:font-name="Avenir Roman" fo:color="#000000" fo:font-size="100%"/>
          </text:list-level-style-bullet>
          <text:list-level-style-bullet text:level="3" text:bullet-char="•">
            <style:list-level-properties text:space-before="1.27cm" text:min-label-width="1.27cm"/>
            <style:text-properties style:font-name="Avenir Roman" fo:color="#000000" fo:font-size="100%"/>
          </text:list-level-style-bullet>
          <text:list-level-style-bullet text:level="4" text:bullet-char="•">
            <style:list-level-properties text:space-before="1.905cm" text:min-label-width="1.905cm"/>
            <style:text-properties style:font-name="Avenir Roman" fo:color="#000000" fo:font-size="100%"/>
          </text:list-level-style-bullet>
          <text:list-level-style-bullet text:level="5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6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7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8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9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10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venir Roman" fo:font-family="'Avenir Roman'" style:font-pitch="variable" fo:font-size="24pt" fo:font-style="normal" fo:text-shadow="none" style:text-underline-style="none" fo:font-weight="normal" fo:background-color="transparent" style:font-name-asian="Avenir Roman" style:font-family-asian="'Avenir Roman'" style:font-pitch-asian="variable" style:font-size-asian="24pt" style:font-style-asian="normal" style:font-weight-asian="normal" style:font-name-complex="Avenir Roman" style:font-family-complex="'Avenir Roman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127cm" fo:padding-right="0.127cm">
        <text:list-style style:name="Default-outline1">
          <text:list-level-style-bullet text:level="1" text:bullet-char="•">
            <style:list-level-properties text:min-label-width="0.771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36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87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824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fo:background-color="transparent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33cm"/>
          <style:tab-stop style:position="1.803cm"/>
          <style:tab-stop style:position="3.073cm"/>
          <style:tab-stop style:position="4.343cm"/>
          <style:tab-stop style:position="5.613cm"/>
          <style:tab-stop style:position="6.883cm"/>
          <style:tab-stop style:position="8.153cm"/>
          <style:tab-stop style:position="9.423cm"/>
          <style:tab-stop style:position="10.693cm"/>
          <style:tab-stop style:position="11.963cm"/>
          <style:tab-stop style:position="13.233cm"/>
          <style:tab-stop style:position="14.503cm"/>
          <style:tab-stop style:position="15.773cm"/>
          <style:tab-stop style:position="17.043cm"/>
          <style:tab-stop style:position="18.313cm"/>
          <style:tab-stop style:position="19.583cm"/>
          <style:tab-stop style:position="20.853cm"/>
          <style:tab-stop style:position="22.123cm"/>
          <style:tab-stop style:position="23.393cm"/>
          <style:tab-stop style:position="24.663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82cm"/>
          <style:tab-stop style:position="1.852cm"/>
          <style:tab-stop style:position="3.122cm"/>
          <style:tab-stop style:position="4.392cm"/>
          <style:tab-stop style:position="5.662cm"/>
          <style:tab-stop style:position="6.932cm"/>
          <style:tab-stop style:position="8.202cm"/>
          <style:tab-stop style:position="9.472cm"/>
          <style:tab-stop style:position="10.742cm"/>
          <style:tab-stop style:position="12.012cm"/>
          <style:tab-stop style:position="13.282cm"/>
          <style:tab-stop style:position="14.552cm"/>
          <style:tab-stop style:position="15.822cm"/>
          <style:tab-stop style:position="17.092cm"/>
          <style:tab-stop style:position="18.362cm"/>
          <style:tab-stop style:position="19.632cm"/>
          <style:tab-stop style:position="20.902cm"/>
          <style:tab-stop style:position="22.172cm"/>
          <style:tab-stop style:position="23.442cm"/>
          <style:tab-stop style:position="24.712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  <style:tab-stop style:position="24.57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fo:background-color="transparent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127cm" fo:padding-right="0.127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38pt" fo:font-style="normal" fo:text-shadow="none" style:text-underline-style="none" fo:font-weight="normal" fo:background-color="transparent" style:font-name-asian="Myriad Pro Light" style:font-family-asian="'Myriad Pro Light'" style:font-pitch-asian="variable" style:font-size-asian="38pt" style:font-style-asian="normal" style:font-weight-asian="normal" style:font-name-complex="Myriad Pro Light" style:font-family-complex="'Myriad Pro Light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ackground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127cm" fo:padding-right="0.127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 text:min-label-width="0.635cm"/>
            <style:text-properties style:font-name="Avenir Roman" fo:color="#000000" fo:font-size="100%"/>
          </text:list-level-style-bullet>
          <text:list-level-style-bullet text:level="3" text:bullet-char="•">
            <style:list-level-properties text:space-before="1.27cm" text:min-label-width="1.27cm"/>
            <style:text-properties style:font-name="Avenir Roman" fo:color="#000000" fo:font-size="100%"/>
          </text:list-level-style-bullet>
          <text:list-level-style-bullet text:level="4" text:bullet-char="•">
            <style:list-level-properties text:space-before="1.905cm" text:min-label-width="1.905cm"/>
            <style:text-properties style:font-name="Avenir Roman" fo:color="#000000" fo:font-size="100%"/>
          </text:list-level-style-bullet>
          <text:list-level-style-bullet text:level="5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6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7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8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9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10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venir Roman" fo:font-family="'Avenir Roman'" style:font-pitch="variable" fo:font-size="24pt" fo:font-style="normal" fo:text-shadow="none" style:text-underline-style="none" fo:font-weight="normal" style:letter-kerning="true" fo:background-color="transparent" style:font-name-asian="Avenir Roman" style:font-family-asian="'Avenir Roman'" style:font-pitch-asian="variable" style:font-size-asian="24pt" style:font-style-asian="normal" style:font-weight-asian="normal" style:font-name-complex="Avenir Roman" style:font-family-complex="'Avenir Roman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771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36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87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824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33cm"/>
          <style:tab-stop style:position="1.803cm"/>
          <style:tab-stop style:position="3.073cm"/>
          <style:tab-stop style:position="4.343cm"/>
          <style:tab-stop style:position="5.613cm"/>
          <style:tab-stop style:position="6.883cm"/>
          <style:tab-stop style:position="8.153cm"/>
          <style:tab-stop style:position="9.423cm"/>
          <style:tab-stop style:position="10.693cm"/>
          <style:tab-stop style:position="11.963cm"/>
          <style:tab-stop style:position="13.233cm"/>
          <style:tab-stop style:position="14.503cm"/>
          <style:tab-stop style:position="15.773cm"/>
          <style:tab-stop style:position="17.043cm"/>
          <style:tab-stop style:position="18.313cm"/>
          <style:tab-stop style:position="19.583cm"/>
          <style:tab-stop style:position="20.853cm"/>
          <style:tab-stop style:position="22.123cm"/>
          <style:tab-stop style:position="23.393cm"/>
          <style:tab-stop style:position="24.663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82cm"/>
          <style:tab-stop style:position="1.852cm"/>
          <style:tab-stop style:position="3.122cm"/>
          <style:tab-stop style:position="4.392cm"/>
          <style:tab-stop style:position="5.662cm"/>
          <style:tab-stop style:position="6.932cm"/>
          <style:tab-stop style:position="8.202cm"/>
          <style:tab-stop style:position="9.472cm"/>
          <style:tab-stop style:position="10.742cm"/>
          <style:tab-stop style:position="12.012cm"/>
          <style:tab-stop style:position="13.282cm"/>
          <style:tab-stop style:position="14.552cm"/>
          <style:tab-stop style:position="15.822cm"/>
          <style:tab-stop style:position="17.092cm"/>
          <style:tab-stop style:position="18.362cm"/>
          <style:tab-stop style:position="19.632cm"/>
          <style:tab-stop style:position="20.902cm"/>
          <style:tab-stop style:position="22.172cm"/>
          <style:tab-stop style:position="23.442cm"/>
          <style:tab-stop style:position="24.712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  <style:tab-stop style:position="24.57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38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38pt" style:font-style-asian="normal" style:font-weight-asian="normal" style:font-name-complex="Myriad Pro Light" style:font-family-complex="'Myriad Pro Light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ackground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127cm" fo:padding-right="0.127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 text:min-label-width="0.635cm"/>
            <style:text-properties style:font-name="Avenir Roman" fo:color="#000000" fo:font-size="100%"/>
          </text:list-level-style-bullet>
          <text:list-level-style-bullet text:level="3" text:bullet-char="•">
            <style:list-level-properties text:space-before="1.27cm" text:min-label-width="1.27cm"/>
            <style:text-properties style:font-name="Avenir Roman" fo:color="#000000" fo:font-size="100%"/>
          </text:list-level-style-bullet>
          <text:list-level-style-bullet text:level="4" text:bullet-char="•">
            <style:list-level-properties text:space-before="1.905cm" text:min-label-width="1.905cm"/>
            <style:text-properties style:font-name="Avenir Roman" fo:color="#000000" fo:font-size="100%"/>
          </text:list-level-style-bullet>
          <text:list-level-style-bullet text:level="5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6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7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8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9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10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venir Roman" fo:font-family="'Avenir Roman'" style:font-pitch="variable" fo:font-size="24pt" fo:font-style="normal" fo:text-shadow="none" style:text-underline-style="none" fo:font-weight="normal" style:letter-kerning="true" fo:background-color="transparent" style:font-name-asian="Avenir Roman" style:font-family-asian="'Avenir Roman'" style:font-pitch-asian="variable" style:font-size-asian="24pt" style:font-style-asian="normal" style:font-weight-asian="normal" style:font-name-complex="Avenir Roman" style:font-family-complex="'Avenir Roman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•">
            <style:list-level-properties text:min-label-width="0.771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36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87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824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33cm"/>
          <style:tab-stop style:position="1.803cm"/>
          <style:tab-stop style:position="3.073cm"/>
          <style:tab-stop style:position="4.343cm"/>
          <style:tab-stop style:position="5.613cm"/>
          <style:tab-stop style:position="6.883cm"/>
          <style:tab-stop style:position="8.153cm"/>
          <style:tab-stop style:position="9.423cm"/>
          <style:tab-stop style:position="10.693cm"/>
          <style:tab-stop style:position="11.963cm"/>
          <style:tab-stop style:position="13.233cm"/>
          <style:tab-stop style:position="14.503cm"/>
          <style:tab-stop style:position="15.773cm"/>
          <style:tab-stop style:position="17.043cm"/>
          <style:tab-stop style:position="18.313cm"/>
          <style:tab-stop style:position="19.583cm"/>
          <style:tab-stop style:position="20.853cm"/>
          <style:tab-stop style:position="22.123cm"/>
          <style:tab-stop style:position="23.393cm"/>
          <style:tab-stop style:position="24.663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82cm"/>
          <style:tab-stop style:position="1.852cm"/>
          <style:tab-stop style:position="3.122cm"/>
          <style:tab-stop style:position="4.392cm"/>
          <style:tab-stop style:position="5.662cm"/>
          <style:tab-stop style:position="6.932cm"/>
          <style:tab-stop style:position="8.202cm"/>
          <style:tab-stop style:position="9.472cm"/>
          <style:tab-stop style:position="10.742cm"/>
          <style:tab-stop style:position="12.012cm"/>
          <style:tab-stop style:position="13.282cm"/>
          <style:tab-stop style:position="14.552cm"/>
          <style:tab-stop style:position="15.822cm"/>
          <style:tab-stop style:position="17.092cm"/>
          <style:tab-stop style:position="18.362cm"/>
          <style:tab-stop style:position="19.632cm"/>
          <style:tab-stop style:position="20.902cm"/>
          <style:tab-stop style:position="22.172cm"/>
          <style:tab-stop style:position="23.442cm"/>
          <style:tab-stop style:position="24.712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  <style:tab-stop style:position="24.57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38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38pt" style:font-style-asian="normal" style:font-weight-asian="normal" style:font-name-complex="Myriad Pro Light" style:font-family-complex="'Myriad Pro Light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ackground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127cm" fo:padding-right="0.127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 text:min-label-width="0.635cm"/>
            <style:text-properties style:font-name="Avenir Roman" fo:color="#000000" fo:font-size="100%"/>
          </text:list-level-style-bullet>
          <text:list-level-style-bullet text:level="3" text:bullet-char="•">
            <style:list-level-properties text:space-before="1.27cm" text:min-label-width="1.27cm"/>
            <style:text-properties style:font-name="Avenir Roman" fo:color="#000000" fo:font-size="100%"/>
          </text:list-level-style-bullet>
          <text:list-level-style-bullet text:level="4" text:bullet-char="•">
            <style:list-level-properties text:space-before="1.905cm" text:min-label-width="1.905cm"/>
            <style:text-properties style:font-name="Avenir Roman" fo:color="#000000" fo:font-size="100%"/>
          </text:list-level-style-bullet>
          <text:list-level-style-bullet text:level="5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6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7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8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9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10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venir Roman" fo:font-family="'Avenir Roman'" style:font-pitch="variable" fo:font-size="24pt" fo:font-style="normal" fo:text-shadow="none" style:text-underline-style="none" fo:font-weight="normal" style:letter-kerning="true" fo:background-color="transparent" style:font-name-asian="Avenir Roman" style:font-family-asian="'Avenir Roman'" style:font-pitch-asian="variable" style:font-size-asian="24pt" style:font-style-asian="normal" style:font-weight-asian="normal" style:font-name-complex="Avenir Roman" style:font-family-complex="'Avenir Roman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127cm" fo:padding-right="0.127cm">
        <text:list-style style:name="Title3-outline1">
          <text:list-level-style-bullet text:level="1" text:bullet-char="•">
            <style:list-level-properties text:min-label-width="0.771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36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87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824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33cm"/>
          <style:tab-stop style:position="1.803cm"/>
          <style:tab-stop style:position="3.073cm"/>
          <style:tab-stop style:position="4.343cm"/>
          <style:tab-stop style:position="5.613cm"/>
          <style:tab-stop style:position="6.883cm"/>
          <style:tab-stop style:position="8.153cm"/>
          <style:tab-stop style:position="9.423cm"/>
          <style:tab-stop style:position="10.693cm"/>
          <style:tab-stop style:position="11.963cm"/>
          <style:tab-stop style:position="13.233cm"/>
          <style:tab-stop style:position="14.503cm"/>
          <style:tab-stop style:position="15.773cm"/>
          <style:tab-stop style:position="17.043cm"/>
          <style:tab-stop style:position="18.313cm"/>
          <style:tab-stop style:position="19.583cm"/>
          <style:tab-stop style:position="20.853cm"/>
          <style:tab-stop style:position="22.123cm"/>
          <style:tab-stop style:position="23.393cm"/>
          <style:tab-stop style:position="24.663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82cm"/>
          <style:tab-stop style:position="1.852cm"/>
          <style:tab-stop style:position="3.122cm"/>
          <style:tab-stop style:position="4.392cm"/>
          <style:tab-stop style:position="5.662cm"/>
          <style:tab-stop style:position="6.932cm"/>
          <style:tab-stop style:position="8.202cm"/>
          <style:tab-stop style:position="9.472cm"/>
          <style:tab-stop style:position="10.742cm"/>
          <style:tab-stop style:position="12.012cm"/>
          <style:tab-stop style:position="13.282cm"/>
          <style:tab-stop style:position="14.552cm"/>
          <style:tab-stop style:position="15.822cm"/>
          <style:tab-stop style:position="17.092cm"/>
          <style:tab-stop style:position="18.362cm"/>
          <style:tab-stop style:position="19.632cm"/>
          <style:tab-stop style:position="20.902cm"/>
          <style:tab-stop style:position="22.172cm"/>
          <style:tab-stop style:position="23.442cm"/>
          <style:tab-stop style:position="24.712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  <style:tab-stop style:position="24.57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.13cm" fo:padding-bottom="0.13cm" fo:padding-left="0.127cm" fo:padding-right="0.127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38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38pt" style:font-style-asian="normal" style:font-weight-asian="normal" style:font-name-complex="Myriad Pro Light" style:font-family-complex="'Myriad Pro Light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ackground" style:repeat="stretch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127cm" fo:padding-right="0.127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 text:min-label-width="0.635cm"/>
            <style:text-properties style:font-name="Avenir Roman" fo:color="#000000" fo:font-size="100%"/>
          </text:list-level-style-bullet>
          <text:list-level-style-bullet text:level="3" text:bullet-char="•">
            <style:list-level-properties text:space-before="1.27cm" text:min-label-width="1.27cm"/>
            <style:text-properties style:font-name="Avenir Roman" fo:color="#000000" fo:font-size="100%"/>
          </text:list-level-style-bullet>
          <text:list-level-style-bullet text:level="4" text:bullet-char="•">
            <style:list-level-properties text:space-before="1.905cm" text:min-label-width="1.905cm"/>
            <style:text-properties style:font-name="Avenir Roman" fo:color="#000000" fo:font-size="100%"/>
          </text:list-level-style-bullet>
          <text:list-level-style-bullet text:level="5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6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7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8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9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  <text:list-level-style-bullet text:level="10" text:bullet-char="•">
            <style:list-level-properties text:space-before="2.54cm" text:min-label-width="2.54cm"/>
            <style:text-properties style:font-name="Avenir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venir Roman" fo:font-family="'Avenir Roman'" style:font-pitch="variable" fo:font-size="24pt" fo:font-style="normal" fo:text-shadow="none" style:text-underline-style="none" fo:font-weight="normal" style:letter-kerning="true" fo:background-color="transparent" style:font-name-asian="Avenir Roman" style:font-family-asian="'Avenir Roman'" style:font-pitch-asian="variable" style:font-size-asian="24pt" style:font-style-asian="normal" style:font-weight-asian="normal" style:font-name-complex="Avenir Roman" style:font-family-complex="'Avenir Roman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bullet text:level="1" text:bullet-char="•">
            <style:list-level-properties text:min-label-width="0.771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36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87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824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824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98cm"/>
          <style:tab-stop style:position="1.768cm"/>
          <style:tab-stop style:position="3.038cm"/>
          <style:tab-stop style:position="4.308cm"/>
          <style:tab-stop style:position="5.578cm"/>
          <style:tab-stop style:position="6.848cm"/>
          <style:tab-stop style:position="8.118cm"/>
          <style:tab-stop style:position="9.388cm"/>
          <style:tab-stop style:position="10.658cm"/>
          <style:tab-stop style:position="11.928cm"/>
          <style:tab-stop style:position="13.198cm"/>
          <style:tab-stop style:position="14.468cm"/>
          <style:tab-stop style:position="15.738cm"/>
          <style:tab-stop style:position="17.008cm"/>
          <style:tab-stop style:position="18.278cm"/>
          <style:tab-stop style:position="19.548cm"/>
          <style:tab-stop style:position="20.818cm"/>
          <style:tab-stop style:position="22.088cm"/>
          <style:tab-stop style:position="23.358cm"/>
          <style:tab-stop style:position="24.628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33cm"/>
          <style:tab-stop style:position="1.803cm"/>
          <style:tab-stop style:position="3.073cm"/>
          <style:tab-stop style:position="4.343cm"/>
          <style:tab-stop style:position="5.613cm"/>
          <style:tab-stop style:position="6.883cm"/>
          <style:tab-stop style:position="8.153cm"/>
          <style:tab-stop style:position="9.423cm"/>
          <style:tab-stop style:position="10.693cm"/>
          <style:tab-stop style:position="11.963cm"/>
          <style:tab-stop style:position="13.233cm"/>
          <style:tab-stop style:position="14.503cm"/>
          <style:tab-stop style:position="15.773cm"/>
          <style:tab-stop style:position="17.043cm"/>
          <style:tab-stop style:position="18.313cm"/>
          <style:tab-stop style:position="19.583cm"/>
          <style:tab-stop style:position="20.853cm"/>
          <style:tab-stop style:position="22.123cm"/>
          <style:tab-stop style:position="23.393cm"/>
          <style:tab-stop style:position="24.663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82cm"/>
          <style:tab-stop style:position="1.852cm"/>
          <style:tab-stop style:position="3.122cm"/>
          <style:tab-stop style:position="4.392cm"/>
          <style:tab-stop style:position="5.662cm"/>
          <style:tab-stop style:position="6.932cm"/>
          <style:tab-stop style:position="8.202cm"/>
          <style:tab-stop style:position="9.472cm"/>
          <style:tab-stop style:position="10.742cm"/>
          <style:tab-stop style:position="12.012cm"/>
          <style:tab-stop style:position="13.282cm"/>
          <style:tab-stop style:position="14.552cm"/>
          <style:tab-stop style:position="15.822cm"/>
          <style:tab-stop style:position="17.092cm"/>
          <style:tab-stop style:position="18.362cm"/>
          <style:tab-stop style:position="19.632cm"/>
          <style:tab-stop style:position="20.902cm"/>
          <style:tab-stop style:position="22.172cm"/>
          <style:tab-stop style:position="23.442cm"/>
          <style:tab-stop style:position="24.712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  <style:tab-stop style:position="24.57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45cm"/>
          <style:tab-stop style:position="1.715cm"/>
          <style:tab-stop style:position="2.985cm"/>
          <style:tab-stop style:position="4.255cm"/>
          <style:tab-stop style:position="5.525cm"/>
          <style:tab-stop style:position="6.795cm"/>
          <style:tab-stop style:position="8.065cm"/>
          <style:tab-stop style:position="9.335cm"/>
          <style:tab-stop style:position="10.605cm"/>
          <style:tab-stop style:position="11.875cm"/>
          <style:tab-stop style:position="13.145cm"/>
          <style:tab-stop style:position="14.415cm"/>
          <style:tab-stop style:position="15.685cm"/>
          <style:tab-stop style:position="16.955cm"/>
          <style:tab-stop style:position="18.225cm"/>
          <style:tab-stop style:position="19.495cm"/>
          <style:tab-stop style:position="20.765cm"/>
          <style:tab-stop style:position="22.035cm"/>
          <style:tab-stop style:position="23.305cm"/>
        </style:tab-stops>
      </style:paragraph-properties>
      <style:text-properties fo:color="#000000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26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26pt" style:font-style-asian="normal" style:font-weight-asian="normal" style:font-name-complex="Myriad Pro Light" style:font-family-complex="'Myriad Pro Light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Myriad Pro Light" fo:font-family="'Myriad Pro Light'" style:font-pitch="variable" fo:font-size="38pt" fo:font-style="normal" fo:text-shadow="none" style:text-underline-style="none" fo:font-weight="normal" style:letter-kerning="true" fo:background-color="transparent" style:font-name-asian="Myriad Pro Light" style:font-family-asian="'Myriad Pro Light'" style:font-pitch-asian="variable" style:font-size-asian="38pt" style:font-style-asian="normal" style:font-weight-asian="normal" style:font-name-complex="Myriad Pro Light" style:font-family-complex="'Myriad Pro Light'" style:font-pitch-complex="variable" style:font-size-complex="3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84cm" fo:min-width="0cm" fo:padding-top="0.13cm" fo:padding-bottom="0.13cm" fo:padding-left="0.127cm" fo:padding-right="0.127cm" fo:wrap-option="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fo:min-height="0.79cm" fo:min-width="8.132cm" fo:padding-top="0.282cm" fo:padding-bottom="0.282cm" fo:padding-left="0.282cm" fo:padding-right="0.282cm" fo:wrap-option="wrap" draw:shadow-color="#808080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0.94cm" fo:min-width="0cm" fo:padding-top="0.13cm" fo:padding-bottom="0.13cm" fo:padding-left="0.127cm" fo:padding-right="0.127cm" fo:wrap-option="wrap" draw:shadow-color="#808080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fo:min-height="0.79cm" fo:min-width="8.132cm" fo:padding-top="0.282cm" fo:padding-bottom="0.282cm" fo:padding-left="0.282cm" fo:padding-right="0.282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84cm" fo:min-width="0cm" fo:padding-top="0.13cm" fo:padding-bottom="0.13cm" fo:padding-left="0.127cm" fo:padding-right="0.127cm" fo:wrap-option="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fo:min-height="0.79cm" fo:min-width="8.132cm" fo:padding-top="0.282cm" fo:padding-bottom="0.282cm" fo:padding-left="0.282cm" fo:padding-right="0.282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fo:min-height="0.79cm" fo:min-width="8.132cm" fo:padding-top="0.282cm" fo:padding-bottom="0.282cm" fo:padding-left="0.282cm" fo:padding-right="0.282cm" fo:wrap-option="wrap" draw:shadow-color="#808080"/>
    </style:style>
    <style:style style:name="Mgr12" style:family="graphic" style:parent-style-name="standard" style:list-style-name="ML3">
      <style:graphic-properties draw:stroke="none" draw:fill="none" draw:fill-color="#ffffff" draw:textarea-horizontal-align="justify" draw:textarea-vertical-align="middle" draw:auto-grow-height="false" draw:auto-grow-width="false" fo:min-height="0.94cm" fo:min-width="0cm" fo:padding-top="0.13cm" fo:padding-bottom="0.13cm" fo:padding-left="0.127cm" fo:padding-right="0.127cm" fo:wrap-option="wrap" draw:shadow-color="#808080"/>
    </style:style>
    <style:style style:name="Mpr1" style:family="presentation" style:parent-style-name="Title3-backgroundobjects" style:list-style-name="ML1">
      <style:graphic-properties draw:stroke="none" draw:fill="none" draw:fill-color="#ffffff" draw:textarea-horizontal-align="justify" draw:textarea-vertical-align="middle" draw:auto-grow-height="false" draw:auto-grow-width="false" fo:min-height="0.984cm" fo:min-width="0cm" fo:padding-top="0.13cm" fo:padding-bottom="0.13cm" fo:padding-left="0.127cm" fo:padding-right="0.127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text-indent="0cm" style:line-break="strict" style:writing-mode="lr-tb"/>
    </style:style>
    <style:style style:name="MP7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line-height="100%" fo:text-align="start" fo:text-indent="0cm" style:line-break="strict"/>
      <style:text-properties fo:font-size="21pt"/>
    </style:style>
    <style:style style:name="MP10" style:family="paragraph">
      <loext:graphic-properties draw:fill="none" draw:fill-color="#ffffff"/>
      <style:paragraph-properties fo:margin-left="0cm" fo:margin-right="0cm" fo:line-height="100%" fo:text-align="start" fo:text-indent="0cm" style:line-break="strict" style:writing-mode="lr-tb" style:font-independent-line-spacing="true"/>
      <style:text-properties fo:font-size="2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name="Myriad Pro" fo:font-size="12pt" fo:language="en" fo:country="US" style:font-name-asian="Myriad Pro" style:font-size-asian="12pt" style:language-asian="en" style:country-asian="US" style:font-name-complex="Myriad Pro" style:font-size-complex="12pt" style:language-complex="en" style:country-complex="US"/>
    </style:style>
    <style:style style:name="MT4" style:family="text">
      <style:text-properties fo:color="#535353" fo:font-size="18pt" fo:language="en" fo:country="US" style:font-size-asian="18pt" style:language-asian="en" style:country-asian="US" style:font-size-complex="18pt" style:language-complex="en" style:country-complex="US"/>
    </style:style>
    <style:style style:name="MT5" style:family="text">
      <style:text-properties fo:color="#d3d3d3" style:font-name="Myriad Pro" fo:font-size="12pt" style:font-name-asian="Myriad Pro" style:font-size-asian="12pt" style:font-name-complex="Myriad Pro" style:font-size-complex="12pt"/>
    </style:style>
    <style:style style:name="MT6" style:family="text">
      <style:text-properties fo:color="#d3d3d3" style:font-name="Myriad Pro" fo:font-size="12pt" fo:language="en" fo:country="US" style:font-name-asian="Myriad Pro" style:font-size-asian="12pt" style:language-asian="en" style:country-asian="US" style:font-name-complex="Myriad Pro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0.635cm" text:min-label-width="0.635cm"/>
        <style:text-properties style:font-name="Myriad Pro Light" fo:color="#ffffff" fo:font-size="100%"/>
      </text:list-level-style-bullet>
      <text:list-level-style-bullet text:level="3" text:bullet-char="•">
        <style:list-level-properties text:space-before="1.27cm" text:min-label-width="1.27cm"/>
        <style:text-properties style:font-name="Myriad Pro Light" fo:color="#ffffff" fo:font-size="100%"/>
      </text:list-level-style-bullet>
      <text:list-level-style-bullet text:level="4" text:bullet-char="•">
        <style:list-level-properties text:space-before="1.905cm" text:min-label-width="1.905cm"/>
        <style:text-properties style:font-name="Myriad Pro Light" fo:color="#ffffff" fo:font-size="100%"/>
      </text:list-level-style-bullet>
      <text:list-level-style-bullet text:level="5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6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7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8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9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10" text:bullet-char="•">
        <style:list-level-properties text:space-before="2.54cm" text:min-label-width="2.54cm"/>
        <style:text-properties style:font-name="Myriad Pro Light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323333" fo:font-size="100%"/>
      </text:list-level-style-number>
      <text:list-level-style-bullet text:level="2" text:bullet-char="•">
        <style:list-level-properties text:space-before="0.635cm" text:min-label-width="0.635cm"/>
        <style:text-properties style:font-name="Myriad Pro Light" fo:color="#ffffff" fo:font-size="100%"/>
      </text:list-level-style-bullet>
      <text:list-level-style-bullet text:level="3" text:bullet-char="•">
        <style:list-level-properties text:space-before="1.27cm" text:min-label-width="1.27cm"/>
        <style:text-properties style:font-name="Myriad Pro Light" fo:color="#ffffff" fo:font-size="100%"/>
      </text:list-level-style-bullet>
      <text:list-level-style-bullet text:level="4" text:bullet-char="•">
        <style:list-level-properties text:space-before="1.905cm" text:min-label-width="1.905cm"/>
        <style:text-properties style:font-name="Myriad Pro Light" fo:color="#ffffff" fo:font-size="100%"/>
      </text:list-level-style-bullet>
      <text:list-level-style-bullet text:level="5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6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7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8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9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10" text:bullet-char="•">
        <style:list-level-properties text:space-before="2.54cm" text:min-label-width="2.54cm"/>
        <style:text-properties style:font-name="Myriad Pro Light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535353" fo:font-size="100%"/>
      </text:list-level-style-number>
      <text:list-level-style-bullet text:level="2" text:bullet-char="•">
        <style:list-level-properties text:space-before="0.635cm" text:min-label-width="0.635cm"/>
        <style:text-properties style:font-name="Myriad Pro Light" fo:color="#ffffff" fo:font-size="100%"/>
      </text:list-level-style-bullet>
      <text:list-level-style-bullet text:level="3" text:bullet-char="•">
        <style:list-level-properties text:space-before="1.27cm" text:min-label-width="1.27cm"/>
        <style:text-properties style:font-name="Myriad Pro Light" fo:color="#ffffff" fo:font-size="100%"/>
      </text:list-level-style-bullet>
      <text:list-level-style-bullet text:level="4" text:bullet-char="•">
        <style:list-level-properties text:space-before="1.905cm" text:min-label-width="1.905cm"/>
        <style:text-properties style:font-name="Myriad Pro Light" fo:color="#ffffff" fo:font-size="100%"/>
      </text:list-level-style-bullet>
      <text:list-level-style-bullet text:level="5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6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7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8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9" text:bullet-char="•">
        <style:list-level-properties text:space-before="2.54cm" text:min-label-width="2.54cm"/>
        <style:text-properties style:font-name="Myriad Pro Light" fo:color="#ffffff" fo:font-size="100%"/>
      </text:list-level-style-bullet>
      <text:list-level-style-bullet text:level="10" text:bullet-char="•">
        <style:list-level-properties text:space-before="2.54cm" text:min-label-width="2.54cm"/>
        <style:text-properties style:font-name="Myriad Pro Light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</style:handout-master>
    <style:master-page style:name="Default" style:page-layout-name="PM1" draw:style-name="Mdp1">
      <draw:frame draw:name="Picture 1" draw:style-name="Mgr3" draw:text-style-name="MP5" draw:layer="backgroundobjects" svg:width="25.4cm" svg:height="14.288cm" svg:x="0cm" svg:y="0cm">
        <draw:image xlink:href="Pictures/10000000000007800000043835C07B64BBF21FDD.png" xlink:type="simple" xlink:show="embed" xlink:actuate="onLoad">
          <text:p/>
        </draw:image>
        <svg:desc>Slide-Deck-BG-wide.png</svg:desc>
      </draw:frame>
      <draw:frame presentation:style-name="Default-title" draw:layer="backgroundobjects" svg:width="22.86cm" svg:height="3.144cm" svg:x="1.27cm" svg:y="0.19cm" presentation:class="title" presentation:placeholder="true">
        <draw:text-box/>
      </draw:frame>
      <draw:frame presentation:style-name="Default-outline1" draw:layer="backgroundobjects" svg:width="22.86cm" svg:height="10.954cm" svg:x="1.27cm" svg:y="3.334cm" presentation:class="outline" presentation:placeholder="true">
        <draw:text-box/>
      </draw:frame>
      <draw:frame draw:style-name="Mgr4" draw:text-style-name="MP7" draw:layer="backgroundobjects" svg:width="5.927cm" svg:height="0.983cm" svg:x="18.202cm" svg:y="12.748cm" presentation:class="page-number">
        <draw:text-box>
          <text:list text:style-name="ML1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name="Picture 1" draw:style-name="Mgr3" draw:text-style-name="MP5" draw:layer="backgroundobjects" svg:width="25.4cm" svg:height="14.288cm" svg:x="0cm" svg:y="0cm">
        <draw:image xlink:href="Pictures/10000201000005A00000032A8AFE79E7D40A4F8B.png" xlink:type="simple" xlink:show="embed" xlink:actuate="onLoad">
          <text:p/>
        </draw:image>
        <svg:desc>full-photo-BG-wide.png</svg:desc>
      </draw:frame>
      <draw:custom-shape draw:name="Rectangle 2" draw:style-name="Mgr6" draw:text-style-name="MP10" draw:layer="backgroundobjects" svg:width="8.696cm" svg:height="1.354cm" svg:x="0.406cm" svg:y="13.079cm">
        <text:list text:style-name="ML2">
          <text:list-header>
            <text:p text:style-name="MP9"><text:span text:style-name="MT3">#LSNA17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7" draw:text-style-name="MP7" draw:layer="backgroundobjects" svg:width="5.927cm" svg:height="0.939cm" svg:x="18.202cm" svg:y="12.77cm" presentation:class="page-number">
        <draw:text-box>
          <text:list text:style-name="ML3">
            <text:list-header>
              <text:p text:style-name="MP6"><text:span text:style-name="MT4"><text:page-number>&lt;number&gt;</text:page-number></text:span></text:p>
            </text:list-header>
          </text:list>
        </draw:text-box>
      </draw:frame>
      <draw:frame presentation:style-name="Title1-title" draw:layer="backgroundobjects" svg:width="22.859cm" svg:height="2.385cm" svg:x="1.27cm" svg:y="0.57cm" presentation:class="title" presentation:placeholder="true">
        <draw:text-box/>
      </draw:frame>
      <draw:frame presentation:style-name="Title1-outline1" draw:layer="backgroundobjects" svg:width="22.859cm" svg:height="8.287cm" svg:x="1.27cm" svg:y="3.343cm" presentation:class="outline" presentation:placeholder="true">
        <draw:text-box/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draw:name="Picture 1" draw:style-name="Mgr3" draw:text-style-name="MP5" draw:layer="backgroundobjects" svg:width="25.4cm" svg:height="14.288cm" svg:x="0cm" svg:y="0cm">
        <draw:image xlink:href="Pictures/10000000000005A00000032A588535B498E9E53C.jpg" xlink:type="simple" xlink:show="embed" xlink:actuate="onLoad">
          <text:p/>
        </draw:image>
        <svg:desc>Slide-Deck-BG-wide2.jpg</svg:desc>
      </draw:frame>
      <draw:custom-shape draw:name="Rectangle 2" draw:style-name="Mgr8" draw:text-style-name="MP10" draw:layer="backgroundobjects" svg:width="8.696cm" svg:height="1.354cm" svg:x="0.406cm" svg:y="12.528cm">
        <text:list text:style-name="ML2">
          <text:list-header>
            <text:p text:style-name="MP9"><text:span text:style-name="MT5">#LSNA17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3" draw:style-name="Mgr3" draw:text-style-name="MP5" draw:layer="backgroundobjects" svg:width="10.773cm" svg:height="9.706cm" svg:x="7.311cm" svg:y="1.768cm">
        <draw:image xlink:href="Pictures/10000201000002D800000290878C8BC9D477DB46.png" xlink:type="simple" xlink:show="embed" xlink:actuate="onLoad">
          <text:p/>
        </draw:image>
        <svg:desc>pasted-image.pdf</svg:desc>
      </draw:frame>
      <draw:frame draw:style-name="Mgr9" draw:text-style-name="MP7" draw:layer="backgroundobjects" svg:width="5.927cm" svg:height="0.983cm" svg:x="18.202cm" svg:y="12.748cm" presentation:class="page-number">
        <draw:text-box>
          <text:list text:style-name="ML1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draw:frame presentation:style-name="Title2-title" draw:layer="backgroundobjects" svg:width="22.859cm" svg:height="2.385cm" svg:x="1.27cm" svg:y="0.57cm" presentation:class="title" presentation:placeholder="true">
        <draw:text-box/>
      </draw:frame>
      <draw:frame presentation:style-name="Title2-outline1" draw:layer="backgroundobjects" svg:width="22.859cm" svg:height="8.287cm" svg:x="1.27cm" svg:y="3.343cm" presentation:class="outline" presentation:placeholder="true">
        <draw:text-box/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draw:name="Picture 1" draw:style-name="Mgr3" draw:text-style-name="MP5" draw:layer="backgroundobjects" svg:width="25.4cm" svg:height="14.288cm" svg:x="0cm" svg:y="0cm">
        <draw:image xlink:href="Pictures/10000000000005A00000032A588535B498E9E53C.jpg" xlink:type="simple" xlink:show="embed" xlink:actuate="onLoad">
          <text:p/>
        </draw:image>
        <svg:desc>Slide-Deck-BG-wide2.jpg</svg:desc>
      </draw:frame>
      <draw:frame presentation:style-name="Title3-title" draw:layer="backgroundobjects" svg:width="22.86cm" svg:height="1.844cm" svg:x="1.014cm" svg:y="1.693cm" presentation:class="title" presentation:placeholder="true">
        <draw:text-box/>
      </draw:frame>
      <draw:frame presentation:style-name="Title3-outline1" draw:layer="backgroundobjects" svg:width="23.367cm" svg:height="6.703cm" svg:x="1.013cm" svg:y="4.153cm" presentation:class="outline" presentation:placeholder="true">
        <draw:text-box/>
      </draw:frame>
      <draw:custom-shape draw:name="Rectangle 4" draw:style-name="Mgr10" draw:text-style-name="MP10" draw:layer="backgroundobjects" svg:width="8.696cm" svg:height="1.354cm" svg:x="0.406cm" svg:y="12.528cm">
        <text:list text:style-name="ML2">
          <text:list-header>
            <text:p text:style-name="MP9"><text:span text:style-name="MT6">#LSNA17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7" draw:layer="backgroundobjects" svg:width="5.927cm" svg:height="0.983cm" svg:x="18.202cm" svg:y="12.748cm" presentation:class="page-number">
        <draw:text-box>
          <text:list text:style-name="ML1">
            <text:list-header>
              <text:p text:style-name="MP6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draw:name="Picture 1" draw:style-name="Mgr3" draw:text-style-name="MP5" draw:layer="backgroundobjects" svg:width="25.4cm" svg:height="14.288cm" svg:x="0cm" svg:y="0cm">
        <draw:image xlink:href="Pictures/100000000000078000000438EDA0E717EC00C937.png" xlink:type="simple" xlink:show="embed" xlink:actuate="onLoad">
          <text:p/>
        </draw:image>
        <svg:desc>full-color-BG-wide.png</svg:desc>
      </draw:frame>
      <draw:custom-shape draw:name="Rectangle 2" draw:style-name="Mgr11" draw:text-style-name="MP10" draw:layer="backgroundobjects" svg:width="8.696cm" svg:height="1.354cm" svg:x="0.406cm" svg:y="12.528cm">
        <text:list text:style-name="ML2">
          <text:list-header>
            <text:p text:style-name="MP9"><text:span text:style-name="MT6">#LSNA17</text:span></text:p>
          </text:list-header>
        </text:list>
        <draw:enhanced-geometry svg:viewBox="0 0 21600 21600" draw:type="rectangle" draw:enhanced-path="M 0 0 L 21600 0 21600 21600 0 21600 0 0 Z N"/>
      </draw:custom-shape>
      <draw:frame draw:style-name="Mgr12" draw:text-style-name="MP7" draw:layer="backgroundobjects" svg:width="5.927cm" svg:height="0.939cm" svg:x="18.202cm" svg:y="12.77cm" presentation:class="page-number">
        <draw:text-box>
          <text:list text:style-name="ML3">
            <text:list-header>
              <text:p text:style-name="MP6"><text:span text:style-name="MT4"><text:page-number>&lt;number&gt;</text:page-number></text:span></text:p>
            </text:list-header>
          </text:list>
        </draw:text-box>
      </draw:frame>
      <draw:frame presentation:style-name="Title4-title" draw:layer="backgroundobjects" svg:width="22.859cm" svg:height="2.385cm" svg:x="1.27cm" svg:y="0.57cm" presentation:class="title" presentation:placeholder="true">
        <draw:text-box/>
      </draw:frame>
      <draw:frame presentation:style-name="Title4-outline1" draw:layer="backgroundobjects" svg:width="22.859cm" svg:height="8.287cm" svg:x="1.27cm" svg:y="3.343cm" presentation:class="outline" presentation:placeholder="true">
        <draw:text-box/>
      </draw:frame>
      <presentation:notes style:page-layout-name="PM0">
        <draw:rect draw:style-name="Mgr5" draw:text-style-name="MP8" draw:layer="backgroundobjects" svg:width="19.05cm" svg:height="25.4cm" svg:x="0cm" svg:y="0cm">
          <text:p/>
        </draw:rect>
        <draw:page-thumbnail presentation:style-name="Title4-title" draw:layer="backgroundobjects" svg:width="12.7cm" svg:height="9.525cm" svg:x="3.175cm" svg:y="1.904cm" presentation:class="page"/>
        <draw:frame presentation:style-name="Title4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NAS2017</dc:title>
    <meta:editing-cycles>2</meta:editing-cycles>
    <meta:editing-duration>PT1M48S</meta:editing-duration>
    <meta:generator>LibreOffice/5.3.1.2$Linux_X86_64 LibreOffice_project/30m0$Build-2</meta:generator>
    <meta:creation-date>2017-10-16T12:19:04.604280780</meta:creation-date>
    <meta:initial-creator>Raymond Augé</meta:initial-creator>
    <dc:date>2017-10-16T12:52:28.065879283</dc:date>
    <dc:creator>Raymond Augé</dc:creator>
    <meta:document-statistic meta:object-count="241"/>
    <meta:template xlink:type="simple" xlink:actuate="onRequest" xlink:title="NAS2017" xlink:href="../../../../../../.config/libreoffice/4/user/template/Presentations/NAS20171.otp" meta:date="2017-10-16T12:19:04.283413339"/>
  </office:meta>
</office:document-meta>
</file>